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40889349.84" calcext:value-type="float">
            <text:p>40889349,84</text:p>
          </table:table-cell>
          <table:table-cell table:formula="of:=[.G115]" office:value-type="float" office:value="32490075.84" calcext:value-type="float">
            <text:p>32490075,84</text:p>
          </table:table-cell>
          <table:table-cell table:formula="of:=[.L115]" office:value-type="float" office:value="34073732.76" calcext:value-type="float">
            <text:p>34073732,76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13.846" calcext:value-type="float">
            <text:p>13,846</text:p>
          </table:table-cell>
          <table:table-cell table:formula="of:=[.H115]" office:value-type="float" office:value="27.286" calcext:value-type="float">
            <text:p>27,286</text:p>
          </table:table-cell>
          <table:table-cell table:formula="of:=[.M115]" office:value-type="float" office:value="12.488" calcext:value-type="float">
            <text:p>12,48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802" calcext:value-type="float">
            <text:p>1,802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184" calcext:value-type="float">
            <text:p>4,18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0893164.9207" calcext:value-type="float">
            <text:p>10893164,9207</text:p>
          </table:table-cell>
          <table:table-cell table:formula="of:=[.G116]" office:value-type="float" office:value="15064073.1748509" calcext:value-type="float">
            <text:p>15064073,1748509</text:p>
          </table:table-cell>
          <table:table-cell table:formula="of:=[.L116]" office:value-type="float" office:value="13990476.9382692" calcext:value-type="float">
            <text:p>13990476,9382692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3.81125753525001" calcext:value-type="float">
            <text:p>3,81125753525001</text:p>
          </table:table-cell>
          <table:table-cell table:formula="of:=[.H116]" office:value-type="float" office:value="3.66535182485938" calcext:value-type="float">
            <text:p>3,66535182485938</text:p>
          </table:table-cell>
          <table:table-cell table:formula="of:=[.M116]" office:value-type="float" office:value="3.25623340686751" calcext:value-type="float">
            <text:p>3,25623340686751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14" calcext:value-type="float">
            <text:p>0,014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731026675299884" calcext:value-type="float">
            <text:p>0,0731026675299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2283336.46" calcext:value-type="float">
            <text:p>22283336,46</text:p>
          </table:table-cell>
          <table:table-cell table:formula="of:=[.G225]" office:value-type="float" office:value="15395222.04" calcext:value-type="float">
            <text:p>15395222,04</text:p>
          </table:table-cell>
          <table:table-cell table:formula="of:=[.L225]" office:value-type="float" office:value="22515324.5" calcext:value-type="float">
            <text:p>22515324,5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24.572" calcext:value-type="float">
            <text:p>24,572</text:p>
          </table:table-cell>
          <table:table-cell table:formula="of:=[.H225]" office:value-type="float" office:value="56.312" calcext:value-type="float">
            <text:p>56,312</text:p>
          </table:table-cell>
          <table:table-cell table:formula="of:=[.M225]" office:value-type="float" office:value="23.474" calcext:value-type="float">
            <text:p>23,474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57" calcext:value-type="float">
            <text:p>2,57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7.24599999999999" calcext:value-type="float">
            <text:p>7,2459999999999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4639838.17938451" calcext:value-type="float">
            <text:p>4639838,17938451</text:p>
          </table:table-cell>
          <table:table-cell table:formula="of:=[.G226]" office:value-type="float" office:value="7750163.15177851" calcext:value-type="float">
            <text:p>7750163,15177851</text:p>
          </table:table-cell>
          <table:table-cell table:formula="of:=[.L226]" office:value-type="float" office:value="4257010.88754258" calcext:value-type="float">
            <text:p>4257010,88754258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55634868931605" calcext:value-type="float">
            <text:p>3,55634868931605</text:p>
          </table:table-cell>
          <table:table-cell table:formula="of:=[.H226]" office:value-type="float" office:value="4.14939224465463" calcext:value-type="float">
            <text:p>4,14939224465463</text:p>
          </table:table-cell>
          <table:table-cell table:formula="of:=[.M226]" office:value-type="float" office:value="5.15079838471668" calcext:value-type="float">
            <text:p>5,15079838471668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58257569495585" calcext:value-type="float">
            <text:p>0,045825756949559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9286666.98" calcext:value-type="float">
            <text:p>9286666,98</text:p>
          </table:table-cell>
          <table:table-cell table:formula="of:=[.G340]" office:value-type="float" office:value="6069201.02" calcext:value-type="float">
            <text:p>6069201,02</text:p>
          </table:table-cell>
          <table:table-cell table:formula="of:=[.L340]" office:value-type="float" office:value="9076288.34" calcext:value-type="float">
            <text:p>9076288,34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51.424" calcext:value-type="float">
            <text:p>51,424</text:p>
          </table:table-cell>
          <table:table-cell table:formula="of:=[.H340]" office:value-type="float" office:value="100" calcext:value-type="float">
            <text:p>100</text:p>
          </table:table-cell>
          <table:table-cell table:formula="of:=[.M340]" office:value-type="float" office:value="44.248" calcext:value-type="float">
            <text:p>44,248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788" calcext:value-type="float">
            <text:p>3,78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5" calcext:value-type="float">
            <text:p>6,5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3669923.50308593" calcext:value-type="float">
            <text:p>3669923,50308593</text:p>
          </table:table-cell>
          <table:table-cell table:formula="of:=[.G341]" office:value-type="float" office:value="1695054.65912924" calcext:value-type="float">
            <text:p>1695054,65912924</text:p>
          </table:table-cell>
          <table:table-cell table:formula="of:=[.L341]" office:value-type="float" office:value="4021683.48763897" calcext:value-type="float">
            <text:p>4021683,48763897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4.7182437410545" calcext:value-type="float">
            <text:p>4,7182437410545</text:p>
          </table:table-cell>
          <table:table-cell table:formula="of:=[.H341]" office:value-type="float" office:value="2.43310501211929" calcext:value-type="float">
            <text:p>2,43310501211929</text:p>
          </table:table-cell>
          <table:table-cell table:formula="of:=[.M341]" office:value-type="float" office:value="5.34768136672334" calcext:value-type="float">
            <text:p>5,34768136672334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324961536185437" calcext:value-type="float">
            <text:p>0,032496153618544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498675.5" calcext:value-type="float">
            <text:p>3498675,5</text:p>
          </table:table-cell>
          <table:table-cell table:formula="of:=[.G455]" office:value-type="float" office:value="4857884.04" calcext:value-type="float">
            <text:p>4857884,04</text:p>
          </table:table-cell>
          <table:table-cell table:formula="of:=[.L455]" office:value-type="float" office:value="3588876.56" calcext:value-type="float">
            <text:p>3588876,56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89.26" calcext:value-type="float">
            <text:p>89,26</text:p>
          </table:table-cell>
          <table:table-cell table:formula="of:=[.H455]" office:value-type="float" office:value="101.74" calcext:value-type="float">
            <text:p>101,74</text:p>
          </table:table-cell>
          <table:table-cell table:formula="of:=[.M455]" office:value-type="float" office:value="80.168" calcext:value-type="float">
            <text:p>80,168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5.8" calcext:value-type="float">
            <text:p>5,8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10.6" calcext:value-type="float">
            <text:p>10,6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2783761.73957324" calcext:value-type="float">
            <text:p>2783761,73957324</text:p>
          </table:table-cell>
          <table:table-cell table:formula="of:=[.G456]" office:value-type="float" office:value="2065637.46940062" calcext:value-type="float">
            <text:p>2065637,46940062</text:p>
          </table:table-cell>
          <table:table-cell table:formula="of:=[.L456]" office:value-type="float" office:value="1697393.45775161" calcext:value-type="float">
            <text:p>1697393,45775161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5.93326217185791" calcext:value-type="float">
            <text:p>5,93326217185791</text:p>
          </table:table-cell>
          <table:table-cell table:formula="of:=[.H456]" office:value-type="float" office:value="0.890168523370716" calcext:value-type="float">
            <text:p>0,890168523370716</text:p>
          </table:table-cell>
          <table:table-cell table:formula="of:=[.M456]" office:value-type="float" office:value="5.36978360830304" calcext:value-type="float">
            <text:p>5,36978360830304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192631.54" calcext:value-type="float">
            <text:p>2192631,54</text:p>
          </table:table-cell>
          <table:table-cell table:formula="of:=[.G570]" office:value-type="float" office:value="3991265.84" calcext:value-type="float">
            <text:p>3991265,84</text:p>
          </table:table-cell>
          <table:table-cell table:formula="of:=[.L570]" office:value-type="float" office:value="1730621.12" calcext:value-type="float">
            <text:p>1730621,12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102.16" calcext:value-type="float">
            <text:p>102,16</text:p>
          </table:table-cell>
          <table:table-cell table:formula="of:=[.H570]" office:value-type="float" office:value="102.6" calcext:value-type="float">
            <text:p>102,6</text:p>
          </table:table-cell>
          <table:table-cell table:formula="of:=[.M570]" office:value-type="float" office:value="107.676" calcext:value-type="float">
            <text:p>107,67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42" calcext:value-type="float">
            <text:p>5,42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8.116" calcext:value-type="float">
            <text:p>8,116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600502.661813991" calcext:value-type="float">
            <text:p>600502,661813991</text:p>
          </table:table-cell>
          <table:table-cell table:formula="of:=[.G571]" office:value-type="float" office:value="978285.961962746" calcext:value-type="float">
            <text:p>978285,961962746</text:p>
          </table:table-cell>
          <table:table-cell table:formula="of:=[.L571]" office:value-type="float" office:value="519750.588641153" calcext:value-type="float">
            <text:p>519750,588641153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1941741043044" calcext:value-type="float">
            <text:p>2,1941741043044</text:p>
          </table:table-cell>
          <table:table-cell table:formula="of:=[.H571]" office:value-type="float" office:value="0.692820323027551" calcext:value-type="float">
            <text:p>0,692820323027551</text:p>
          </table:table-cell>
          <table:table-cell table:formula="of:=[.M571]" office:value-type="float" office:value="5.8868857641371" calcext:value-type="float">
            <text:p>5,8868857641371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36" calcext:value-type="float">
            <text:p>0,36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54258639865002" calcext:value-type="float">
            <text:p>0,05425863986500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107975" calcext:value-type="float">
            <text:p>13107975</text:p>
          </table:table-cell>
          <table:table-cell office:value-type="float" office:value="233.3" calcext:value-type="float">
            <text:p>23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841780" calcext:value-type="float">
            <text:p>48417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6566741" calcext:value-type="float">
            <text:p>56566741</text:p>
          </table:table-cell>
          <table:table-cell office:value-type="float" office:value="181.2" calcext:value-type="float">
            <text:p>181,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86681" calcext:value-type="float">
            <text:p>41586681</text:p>
          </table:table-cell>
          <table:table-cell office:value-type="float" office:value="76.2" calcext:value-type="float">
            <text:p>76,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8710113" calcext:value-type="float">
            <text:p>28710113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199426" calcext:value-type="float">
            <text:p>41199426</text:p>
          </table:table-cell>
          <table:table-cell office:value-type="float" office:value="171" calcext:value-type="float">
            <text:p>17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50451" calcext:value-type="float">
            <text:p>37650451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9073960" calcext:value-type="float">
            <text:p>29073960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42278" calcext:value-type="float">
            <text:p>3704227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79713" calcext:value-type="float">
            <text:p>47379713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1745410" calcext:value-type="float">
            <text:p>3174541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263762" calcext:value-type="float">
            <text:p>4526376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27085" calcext:value-type="float">
            <text:p>37827085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1531287" calcext:value-type="float">
            <text:p>3153128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03086" calcext:value-type="float">
            <text:p>38303086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74341" calcext:value-type="float">
            <text:p>47174341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7222459" calcext:value-type="float">
            <text:p>27222459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04810" calcext:value-type="float">
            <text:p>49604810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10467" calcext:value-type="float">
            <text:p>59310467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794247" calcext:value-type="float">
            <text:p>2979424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264884" calcext:value-type="float">
            <text:p>51264884</text:p>
          </table:table-cell>
          <table:table-cell office:value-type="float" office:value="24.8" calcext:value-type="float">
            <text:p>24,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90079" calcext:value-type="float">
            <text:p>40790079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461706" calcext:value-type="float">
            <text:p>29461706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75547" calcext:value-type="float">
            <text:p>38875547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24777" calcext:value-type="float">
            <text:p>44924777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8966323" calcext:value-type="float">
            <text:p>28966323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741832" calcext:value-type="float">
            <text:p>52741832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38744" calcext:value-type="float">
            <text:p>39538744</text:p>
          </table:table-cell>
          <table:table-cell office:value-type="float" office:value="19.8" calcext:value-type="float">
            <text:p>19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305940" calcext:value-type="float">
            <text:p>2930594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11620" calcext:value-type="float">
            <text:p>38811620</text:p>
          </table:table-cell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84180" calcext:value-type="float">
            <text:p>45184180</text:p>
          </table:table-cell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8466521" calcext:value-type="float">
            <text:p>28466521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24783" calcext:value-type="float">
            <text:p>42124783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96688" calcext:value-type="float">
            <text:p>40396688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6496754" calcext:value-type="float">
            <text:p>26496754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97177" calcext:value-type="float">
            <text:p>9197177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9296" calcext:value-type="float">
            <text:p>39579296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9609862" calcext:value-type="float">
            <text:p>29609862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62059" calcext:value-type="float">
            <text:p>4816205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9174" calcext:value-type="float">
            <text:p>3049174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9614790" calcext:value-type="float">
            <text:p>2961479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056041" calcext:value-type="float">
            <text:p>42056041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98412" calcext:value-type="float">
            <text:p>38798412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8580420" calcext:value-type="float">
            <text:p>2858042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67366" calcext:value-type="float">
            <text:p>42767366</text:p>
          </table:table-cell>
          <table:table-cell office:value-type="float" office:value="12.9" calcext:value-type="float">
            <text:p>12,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39961" calcext:value-type="float">
            <text:p>41439961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781819" calcext:value-type="float">
            <text:p>3178181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79309" calcext:value-type="float">
            <text:p>287930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35447" calcext:value-type="float">
            <text:p>37235447</text:p>
          </table:table-cell>
          <table:table-cell office:value-type="float" office:value="14.9" calcext:value-type="float">
            <text:p>14,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9606964" calcext:value-type="float">
            <text:p>2960696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9059" calcext:value-type="float">
            <text:p>16890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17532" calcext:value-type="float">
            <text:p>49417532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293493" calcext:value-type="float">
            <text:p>31293493</text:p>
          </table:table-cell>
          <table:table-cell office:value-type="float" office:value="28.7" calcext:value-type="float">
            <text:p>28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34171" calcext:value-type="float">
            <text:p>497341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84036" calcext:value-type="float">
            <text:p>50784036</text:p>
          </table:table-cell>
          <table:table-cell office:value-type="float" office:value="29" calcext:value-type="float">
            <text:p>2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9299582" calcext:value-type="float">
            <text:p>29299582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561699" calcext:value-type="float">
            <text:p>4056169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0552" calcext:value-type="float">
            <text:p>3380552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990015" calcext:value-type="float">
            <text:p>31990015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939222" calcext:value-type="float">
            <text:p>489392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54606" calcext:value-type="float">
            <text:p>48754606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426581" calcext:value-type="float">
            <text:p>26426581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511221" calcext:value-type="float">
            <text:p>435112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64392" calcext:value-type="float">
            <text:p>43464392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34130" calcext:value-type="float">
            <text:p>2893413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14641" calcext:value-type="float">
            <text:p>48014641</text:p>
          </table:table-cell>
          <table:table-cell office:value-type="float" office:value="39" calcext:value-type="float">
            <text:p>3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85953" calcext:value-type="float">
            <text:p>48685953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377381" calcext:value-type="float">
            <text:p>28377381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48896" calcext:value-type="float">
            <text:p>44148896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75416" calcext:value-type="float">
            <text:p>49875416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98461" calcext:value-type="float">
            <text:p>28798461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39272" calcext:value-type="float">
            <text:p>47639272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67163" calcext:value-type="float">
            <text:p>36367163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386528" calcext:value-type="float">
            <text:p>30386528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83996" calcext:value-type="float">
            <text:p>48783996</text:p>
          </table:table-cell>
          <table:table-cell office:value-type="float" office:value="13.9" calcext:value-type="float">
            <text:p>13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55896" calcext:value-type="float">
            <text:p>3785589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470324" calcext:value-type="float">
            <text:p>25470324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949407" calcext:value-type="float">
            <text:p>34949407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44111" calcext:value-type="float">
            <text:p>51744111</text:p>
          </table:table-cell>
          <table:table-cell office:value-type="float" office:value="12.9" calcext:value-type="float">
            <text:p>12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33274" calcext:value-type="float">
            <text:p>29833274</text:p>
          </table:table-cell>
          <table:table-cell office:value-type="float" office:value="26.7" calcext:value-type="float">
            <text:p>26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4777" calcext:value-type="float">
            <text:p>1694777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88199" calcext:value-type="float">
            <text:p>38088199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62894" calcext:value-type="float">
            <text:p>30062894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63462" calcext:value-type="float">
            <text:p>3726346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5934" calcext:value-type="float">
            <text:p>49785934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52893" calcext:value-type="float">
            <text:p>2895289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55582" calcext:value-type="float">
            <text:p>38155582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10489" calcext:value-type="float">
            <text:p>3771048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341091" calcext:value-type="float">
            <text:p>30341091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08577" calcext:value-type="float">
            <text:p>37808577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88603" calcext:value-type="float">
            <text:p>4448860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07652" calcext:value-type="float">
            <text:p>3070765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13674" calcext:value-type="float">
            <text:p>37913674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1010" calcext:value-type="float">
            <text:p>3752101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13548" calcext:value-type="float">
            <text:p>28713548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37534" calcext:value-type="float">
            <text:p>37637534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22753" calcext:value-type="float">
            <text:p>3652275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46181" calcext:value-type="float">
            <text:p>27046181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31103" calcext:value-type="float">
            <text:p>50731103</text:p>
          </table:table-cell>
          <table:table-cell office:value-type="float" office:value="9.9" calcext:value-type="float">
            <text:p>9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30326" calcext:value-type="float">
            <text:p>38130326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23785" calcext:value-type="float">
            <text:p>27423785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8737" calcext:value-type="float">
            <text:p>2448737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75402" calcext:value-type="float">
            <text:p>49375402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27495" calcext:value-type="float">
            <text:p>30327495</text:p>
          </table:table-cell>
          <table:table-cell office:value-type="float" office:value="26.7" calcext:value-type="float">
            <text:p>26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7687" calcext:value-type="float">
            <text:p>50717687</text:p>
          </table:table-cell>
          <table:table-cell office:value-type="float" office:value="21" calcext:value-type="float">
            <text:p>2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69357" calcext:value-type="float">
            <text:p>4976935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829679" calcext:value-type="float">
            <text:p>30829679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93232" calcext:value-type="float">
            <text:p>7893232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67146" calcext:value-type="float">
            <text:p>49167146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646886" calcext:value-type="float">
            <text:p>28646886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37633" calcext:value-type="float">
            <text:p>50737633</text:p>
          </table:table-cell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81929" calcext:value-type="float">
            <text:p>38181929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45021" calcext:value-type="float">
            <text:p>2854502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87723" calcext:value-type="float">
            <text:p>50187723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56837" calcext:value-type="float">
            <text:p>51656837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432575" calcext:value-type="float">
            <text:p>32432575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51019" calcext:value-type="float">
            <text:p>49651019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08569" calcext:value-type="float">
            <text:p>5030856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47835" calcext:value-type="float">
            <text:p>2844783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51182" calcext:value-type="float">
            <text:p>4965118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73427" calcext:value-type="float">
            <text:p>48873427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31918" calcext:value-type="float">
            <text:p>26331918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69640" calcext:value-type="float">
            <text:p>43969640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32471" calcext:value-type="float">
            <text:p>51632471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50134" calcext:value-type="float">
            <text:p>2405013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45632" calcext:value-type="float">
            <text:p>47945632</text:p>
          </table:table-cell>
          <table:table-cell office:value-type="float" office:value="12.9" calcext:value-type="float">
            <text:p>12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13395" calcext:value-type="float">
            <text:p>3791339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284664" calcext:value-type="float">
            <text:p>29284664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926400" calcext:value-type="float">
            <text:p>51926400</text:p>
          </table:table-cell>
          <table:table-cell office:value-type="float" office:value="16" calcext:value-type="float">
            <text:p>1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00585" calcext:value-type="float">
            <text:p>35500585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59335" calcext:value-type="float">
            <text:p>28159335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7028" calcext:value-type="float">
            <text:p>49237028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92393" calcext:value-type="float">
            <text:p>38392393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725410" calcext:value-type="float">
            <text:p>27725410</text:p>
          </table:table-cell>
          <table:table-cell office:value-type="float" office:value="32.7" calcext:value-type="float">
            <text:p>32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748250" calcext:value-type="float">
            <text:p>4774825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78752" calcext:value-type="float">
            <text:p>37178752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341896" calcext:value-type="float">
            <text:p>28341896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63938" calcext:value-type="float">
            <text:p>48363938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69302" calcext:value-type="float">
            <text:p>38369302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57170" calcext:value-type="float">
            <text:p>28557170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23433" calcext:value-type="float">
            <text:p>37023433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07086" calcext:value-type="float">
            <text:p>3740708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684599" calcext:value-type="float">
            <text:p>3368459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56715" calcext:value-type="float">
            <text:p>3785671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6881" calcext:value-type="float">
            <text:p>163688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556660" calcext:value-type="float">
            <text:p>655666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47021" calcext:value-type="float">
            <text:p>37547021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61291" calcext:value-type="float">
            <text:p>36961291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62647" calcext:value-type="float">
            <text:p>626264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53323" calcext:value-type="float">
            <text:p>50253323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76776" calcext:value-type="float">
            <text:p>37876776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39912" calcext:value-type="float">
            <text:p>46839912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39728" calcext:value-type="float">
            <text:p>37239728</text:p>
          </table:table-cell>
          <table:table-cell office:value-type="float" office:value="9.9" calcext:value-type="float">
            <text:p>9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9527" calcext:value-type="float">
            <text:p>37199527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220582" calcext:value-type="float">
            <text:p>31220582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8725" calcext:value-type="float">
            <text:p>158872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79147" calcext:value-type="float">
            <text:p>36779147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25249" calcext:value-type="float">
            <text:p>4582524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42659" calcext:value-type="float">
            <text:p>37542659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54305" calcext:value-type="float">
            <text:p>4315430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686427" calcext:value-type="float">
            <text:p>8686427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46309" calcext:value-type="float">
            <text:p>38146309</text:p>
          </table:table-cell>
          <table:table-cell office:value-type="float" office:value="23" calcext:value-type="float">
            <text:p>2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6489" calcext:value-type="float">
            <text:p>3732648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270812" calcext:value-type="float">
            <text:p>4527081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28090" calcext:value-type="float">
            <text:p>36828090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79207" calcext:value-type="float">
            <text:p>48279207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65500" calcext:value-type="float">
            <text:p>38465500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40557" calcext:value-type="float">
            <text:p>43340557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28838" calcext:value-type="float">
            <text:p>37828838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31690" calcext:value-type="float">
            <text:p>3643169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33928" calcext:value-type="float">
            <text:p>36833928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26473" calcext:value-type="float">
            <text:p>50226473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55088" calcext:value-type="float">
            <text:p>3505508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50519" calcext:value-type="float">
            <text:p>37050519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07102" calcext:value-type="float">
            <text:p>36907102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562713" calcext:value-type="float">
            <text:p>6562713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25032" calcext:value-type="float">
            <text:p>37825032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39829" calcext:value-type="float">
            <text:p>43039829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37793" calcext:value-type="float">
            <text:p>35037793</text:p>
          </table:table-cell>
          <table:table-cell office:value-type="float" office:value="28.7" calcext:value-type="float">
            <text:p>28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85165" calcext:value-type="float">
            <text:p>36885165</text:p>
          </table:table-cell>
          <table:table-cell office:value-type="float" office:value="10.9" calcext:value-type="float">
            <text:p>10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90694" calcext:value-type="float">
            <text:p>36390694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868186" calcext:value-type="float">
            <text:p>39868186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45598" calcext:value-type="float">
            <text:p>37245598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68578" calcext:value-type="float">
            <text:p>50768578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4352" calcext:value-type="float">
            <text:p>393435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54816" calcext:value-type="float">
            <text:p>9054816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39006" calcext:value-type="float">
            <text:p>42639006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434139" calcext:value-type="float">
            <text:p>4843413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64760" calcext:value-type="float">
            <text:p>38064760</text:p>
          </table:table-cell>
          <table:table-cell office:value-type="float" office:value="22" calcext:value-type="float">
            <text:p>2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74048" calcext:value-type="float">
            <text:p>37174048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90913" calcext:value-type="float">
            <text:p>6190913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60145" calcext:value-type="float">
            <text:p>8060145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91249" calcext:value-type="float">
            <text:p>50091249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75172" calcext:value-type="float">
            <text:p>33275172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63529" calcext:value-type="float">
            <text:p>37563529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63769" calcext:value-type="float">
            <text:p>3786376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12395" calcext:value-type="float">
            <text:p>3691239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01067" calcext:value-type="float">
            <text:p>49101067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72044" calcext:value-type="float">
            <text:p>38772044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22530" calcext:value-type="float">
            <text:p>371225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01355" calcext:value-type="float">
            <text:p>38001355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97728" calcext:value-type="float">
            <text:p>5099772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822154" calcext:value-type="float">
            <text:p>6822154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71402" calcext:value-type="float">
            <text:p>3767140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67332" calcext:value-type="float">
            <text:p>39367332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89019" calcext:value-type="float">
            <text:p>4948901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30641" calcext:value-type="float">
            <text:p>38030641</text:p>
          </table:table-cell>
          <table:table-cell office:value-type="float" office:value="10.9" calcext:value-type="float">
            <text:p>10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6376" calcext:value-type="float">
            <text:p>567637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931593" calcext:value-type="float">
            <text:p>45931593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0086" calcext:value-type="float">
            <text:p>2230086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9178" calcext:value-type="float">
            <text:p>37269178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62040" calcext:value-type="float">
            <text:p>2806204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25600" calcext:value-type="float">
            <text:p>37825600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27225" calcext:value-type="float">
            <text:p>35827225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893110" calcext:value-type="float">
            <text:p>3489311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55382" calcext:value-type="float">
            <text:p>9055382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3233" calcext:value-type="float">
            <text:p>37193233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83430" calcext:value-type="float">
            <text:p>4238343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99980" calcext:value-type="float">
            <text:p>49299980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24153" calcext:value-type="float">
            <text:p>43424153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30665" calcext:value-type="float">
            <text:p>4743066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41384" calcext:value-type="float">
            <text:p>50141384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54705" calcext:value-type="float">
            <text:p>39754705</text:p>
          </table:table-cell>
          <table:table-cell office:value-type="float" office:value="14.9" calcext:value-type="float">
            <text:p>14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0575" calcext:value-type="float">
            <text:p>362057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84706" calcext:value-type="float">
            <text:p>37984706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62398" calcext:value-type="float">
            <text:p>4636239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20844" calcext:value-type="float">
            <text:p>37220844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54658" calcext:value-type="float">
            <text:p>36754658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07834" calcext:value-type="float">
            <text:p>48907834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48103" calcext:value-type="float">
            <text:p>35348103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572" calcext:value-type="float">
            <text:p>250057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51646" calcext:value-type="float">
            <text:p>43951646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4465" calcext:value-type="float">
            <text:p>3624465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13901" calcext:value-type="float">
            <text:p>37513901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11289" calcext:value-type="float">
            <text:p>48211289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2587" calcext:value-type="float">
            <text:p>4852587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87229" calcext:value-type="float">
            <text:p>46887229</text:p>
          </table:table-cell>
          <table:table-cell office:value-type="float" office:value="10.9" calcext:value-type="float">
            <text:p>10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11205" calcext:value-type="float">
            <text:p>4741120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070364" calcext:value-type="float">
            <text:p>46070364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3458" calcext:value-type="float">
            <text:p>2553458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19366" calcext:value-type="float">
            <text:p>3471936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763495" calcext:value-type="float">
            <text:p>33763495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37911" calcext:value-type="float">
            <text:p>5173791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05166" calcext:value-type="float">
            <text:p>4580516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073216" calcext:value-type="float">
            <text:p>42073216</text:p>
          </table:table-cell>
          <table:table-cell office:value-type="float" office:value="30.7" calcext:value-type="float">
            <text:p>30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55307" calcext:value-type="float">
            <text:p>42755307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4909" calcext:value-type="float">
            <text:p>47904909</text:p>
          </table:table-cell>
          <table:table-cell office:value-type="float" office:value="14.9" calcext:value-type="float">
            <text:p>14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026484" calcext:value-type="float">
            <text:p>36026484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28390" calcext:value-type="float">
            <text:p>37828390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9681" calcext:value-type="float">
            <text:p>3239681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27296" calcext:value-type="float">
            <text:p>37627296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10347" calcext:value-type="float">
            <text:p>37010347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44814" calcext:value-type="float">
            <text:p>48244814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88579" calcext:value-type="float">
            <text:p>33288579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54651" calcext:value-type="float">
            <text:p>805465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24970" calcext:value-type="float">
            <text:p>36924970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56583" calcext:value-type="float">
            <text:p>13356583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157518" calcext:value-type="float">
            <text:p>39157518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36201" calcext:value-type="float">
            <text:p>49636201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17023" calcext:value-type="float">
            <text:p>41517023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48017" calcext:value-type="float">
            <text:p>37348017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80193" calcext:value-type="float">
            <text:p>3698019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153500" calcext:value-type="float">
            <text:p>4715350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53107" calcext:value-type="float">
            <text:p>9053107</text:p>
          </table:table-cell>
          <table:table-cell office:value-type="float" office:value="11.9" calcext:value-type="float">
            <text:p>11,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22642" calcext:value-type="float">
            <text:p>4772264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66419" calcext:value-type="float">
            <text:p>4806641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549189" calcext:value-type="float">
            <text:p>39549189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19911" calcext:value-type="float">
            <text:p>50719911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20197" calcext:value-type="float">
            <text:p>13120197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86344" calcext:value-type="float">
            <text:p>37986344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40752" calcext:value-type="float">
            <text:p>37840752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89203" calcext:value-type="float">
            <text:p>6189203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17859" calcext:value-type="float">
            <text:p>38517859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80401" calcext:value-type="float">
            <text:p>5078040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501028" calcext:value-type="float">
            <text:p>35501028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52086" calcext:value-type="float">
            <text:p>44152086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11176" calcext:value-type="float">
            <text:p>4871117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57786" calcext:value-type="float">
            <text:p>1165778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48972" calcext:value-type="float">
            <text:p>48048972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76107" calcext:value-type="float">
            <text:p>49776107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385826" calcext:value-type="float">
            <text:p>46385826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77527" calcext:value-type="float">
            <text:p>49677527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24269" calcext:value-type="float">
            <text:p>5102426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83872" calcext:value-type="float">
            <text:p>4628387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65168" calcext:value-type="float">
            <text:p>48765168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6430" calcext:value-type="float">
            <text:p>245643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204064" calcext:value-type="float">
            <text:p>4720406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85133" calcext:value-type="float">
            <text:p>36685133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99939" calcext:value-type="float">
            <text:p>4899993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886539" calcext:value-type="float">
            <text:p>4088653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54561" calcext:value-type="float">
            <text:p>37354561</text:p>
          </table:table-cell>
          <table:table-cell office:value-type="float" office:value="11.9" calcext:value-type="float">
            <text:p>11,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20373" calcext:value-type="float">
            <text:p>3712037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235285" calcext:value-type="float">
            <text:p>4323528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52150" calcext:value-type="float">
            <text:p>36852150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02964" calcext:value-type="float">
            <text:p>51602964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66778" calcext:value-type="float">
            <text:p>45866778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37455" calcext:value-type="float">
            <text:p>38137455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85845" calcext:value-type="float">
            <text:p>3758584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418217" calcext:value-type="float">
            <text:p>3441821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93965" calcext:value-type="float">
            <text:p>36193965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0543427.57" calcext:value-type="float">
            <text:p>40543427,57</text:p>
          </table:table-cell>
          <table:table-cell table:formula="of:=AVERAGE([.C11:.C110])" office:value-type="float" office:value="18.19" calcext:value-type="float">
            <text:p>18,19</text:p>
          </table:table-cell>
          <table:table-cell table:formula="of:=AVERAGE([.D11:.D110])" office:value-type="float" office:value="1.708" calcext:value-type="float">
            <text:p>1,708</text:p>
          </table:table-cell>
          <table:table-cell table:number-columns-repeated="2"/>
          <table:table-cell table:formula="of:=AVERAGE([.G11:.G110])" office:value-type="float" office:value="30115558.84" calcext:value-type="float">
            <text:p>30115558,84</text:p>
          </table:table-cell>
          <table:table-cell table:formula="of:=AVERAGE([.H11:.H110])" office:value-type="float" office:value="27.988" calcext:value-type="float">
            <text:p>27,988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37028822.45" calcext:value-type="float">
            <text:p>37028822,45</text:p>
          </table:table-cell>
          <table:table-cell table:formula="of:=AVERAGE([.M11:.M110])" office:value-type="float" office:value="17.89" calcext:value-type="float">
            <text:p>17,89</text:p>
          </table:table-cell>
          <table:table-cell table:formula="of:=AVERAGE([.N11:.N110])" office:value-type="float" office:value="4.079" calcext:value-type="float">
            <text:p>4,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1379310.4325538" calcext:value-type="float">
            <text:p>11379310,4325538</text:p>
          </table:table-cell>
          <table:table-cell table:formula="of:=STDEVP([.C11:.C110])" office:value-type="float" office:value="23.2364175379941" calcext:value-type="float">
            <text:p>23,2364175379941</text:p>
          </table:table-cell>
          <table:table-cell table:formula="of:=STDEVP([.D11:.D110])" office:value-type="float" office:value="0.178146007533147" calcext:value-type="float">
            <text:p>0,178146007533147</text:p>
          </table:table-cell>
          <table:table-cell table:number-columns-repeated="2"/>
          <table:table-cell table:formula="of:=STDEVP([.G11:.G110])" office:value-type="float" office:value="11658350.2088879" calcext:value-type="float">
            <text:p>11658350,2088879</text:p>
          </table:table-cell>
          <table:table-cell table:formula="of:=STDEVP([.H11:.H110])" office:value-type="float" office:value="3.3215442191848" calcext:value-type="float">
            <text:p>3,3215442191848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4421136.5500407" calcext:value-type="float">
            <text:p>14421136,5500407</text:p>
          </table:table-cell>
          <table:table-cell table:formula="of:=STDEVP([.M11:.M110])" office:value-type="float" office:value="23.6862766174846" calcext:value-type="float">
            <text:p>23,6862766174846</text:p>
          </table:table-cell>
          <table:table-cell table:formula="of:=STDEVP([.N11:.N110])" office:value-type="float" office:value="0.362020717639198" calcext:value-type="float">
            <text:p>0,3620207176391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0593383.5" calcext:value-type="float">
            <text:p>40593383,5</text:p>
          </table:table-cell>
          <table:table-cell table:formula="of:=MEDIAN([.C11:.C110])" office:value-type="float" office:value="14" calcext:value-type="float">
            <text:p>14</text:p>
          </table:table-cell>
          <table:table-cell table:formula="of:=MEDIAN([.D11:.D110])" office:value-type="float" office:value="1.8" calcext:value-type="float">
            <text:p>1,8</text:p>
          </table:table-cell>
          <table:table-cell table:number-columns-repeated="2"/>
          <table:table-cell table:formula="of:=MEDIAN([.G11:.G110])" office:value-type="float" office:value="29948084" calcext:value-type="float">
            <text:p>29948084</text:p>
          </table:table-cell>
          <table:table-cell table:formula="of:=MEDIAN([.H11:.H110])" office:value-type="float" office:value="28" calcext:value-type="float">
            <text:p>28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38141882" calcext:value-type="float">
            <text:p>38141882</text:p>
          </table:table-cell>
          <table:table-cell table:formula="of:=MEDIAN([.M11:.M110])" office:value-type="float" office:value="12" calcext:value-type="float">
            <text:p>12</text:p>
          </table:table-cell>
          <table:table-cell table:formula="of:=MEDIAN([.N1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0197505.3" calcext:value-type="float">
            <text:p>40197505,3</text:p>
          </table:table-cell>
          <table:table-cell table:formula="of:=AVERAGE([.C11:.C60])" office:value-type="float" office:value="22.534" calcext:value-type="float">
            <text:p>22,534</text:p>
          </table:table-cell>
          <table:table-cell table:formula="of:=AVERAGE([.D11:.D60])" office:value-type="float" office:value="1.614" calcext:value-type="float">
            <text:p>1,614</text:p>
          </table:table-cell>
          <table:table-cell table:number-columns-repeated="2"/>
          <table:table-cell table:formula="of:=AVERAGE([.G11:.G60])" office:value-type="float" office:value="27741041.84" calcext:value-type="float">
            <text:p>27741041,84</text:p>
          </table:table-cell>
          <table:table-cell table:formula="of:=AVERAGE([.H11:.H60])" office:value-type="float" office:value="28.69" calcext:value-type="float">
            <text:p>28,69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39983912.14" calcext:value-type="float">
            <text:p>39983912,14</text:p>
          </table:table-cell>
          <table:table-cell table:formula="of:=AVERAGE([.M11:.M60])" office:value-type="float" office:value="23.292" calcext:value-type="float">
            <text:p>23,292</text:p>
          </table:table-cell>
          <table:table-cell table:formula="of:=AVERAGE([.N11:.N60])" office:value-type="float" office:value="3.974" calcext:value-type="float">
            <text:p>3,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40889349.84" calcext:value-type="float">
            <text:p>40889349,84</text:p>
          </table:table-cell>
          <table:table-cell table:formula="of:=AVERAGE([.C61:.C110])" office:value-type="float" office:value="13.846" calcext:value-type="float">
            <text:p>13,846</text:p>
          </table:table-cell>
          <table:table-cell table:formula="of:=AVERAGE([.D61:.D110])" office:value-type="float" office:value="1.802" calcext:value-type="float">
            <text:p>1,802</text:p>
          </table:table-cell>
          <table:table-cell table:number-columns-repeated="2"/>
          <table:table-cell table:formula="of:=AVERAGE([.G61:.G110])" office:value-type="float" office:value="32490075.84" calcext:value-type="float">
            <text:p>32490075,84</text:p>
          </table:table-cell>
          <table:table-cell table:formula="of:=AVERAGE([.H61:.H110])" office:value-type="float" office:value="27.286" calcext:value-type="float">
            <text:p>27,28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34073732.76" calcext:value-type="float">
            <text:p>34073732,76</text:p>
          </table:table-cell>
          <table:table-cell table:formula="of:=AVERAGE([.M61:.M110])" office:value-type="float" office:value="12.488" calcext:value-type="float">
            <text:p>12,488</text:p>
          </table:table-cell>
          <table:table-cell table:formula="of:=AVERAGE([.N61:.N110])" office:value-type="float" office:value="4.184" calcext:value-type="float">
            <text:p>4,1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0893164.9207" calcext:value-type="float">
            <text:p>10893164,9207</text:p>
          </table:table-cell>
          <table:table-cell table:formula="of:=STDEVP([.C61:.C110])" office:value-type="float" office:value="3.81125753525001" calcext:value-type="float">
            <text:p>3,81125753525001</text:p>
          </table:table-cell>
          <table:table-cell table:formula="of:=STDEVP([.D61:.D110])" office:value-type="float" office:value="0.014" calcext:value-type="float">
            <text:p>0,014</text:p>
          </table:table-cell>
          <table:table-cell table:number-columns-repeated="2"/>
          <table:table-cell table:formula="of:=STDEVP([.G61:.G110])" office:value-type="float" office:value="15064073.1748509" calcext:value-type="float">
            <text:p>15064073,1748509</text:p>
          </table:table-cell>
          <table:table-cell table:formula="of:=STDEVP([.H61:.H110])" office:value-type="float" office:value="3.66535182485938" calcext:value-type="float">
            <text:p>3,6653518248593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3990476.9382692" calcext:value-type="float">
            <text:p>13990476,9382692</text:p>
          </table:table-cell>
          <table:table-cell table:formula="of:=STDEVP([.M61:.M110])" office:value-type="float" office:value="3.25623340686751" calcext:value-type="float">
            <text:p>3,25623340686751</text:p>
          </table:table-cell>
          <table:table-cell table:formula="of:=STDEVP([.N61:.N110])" office:value-type="float" office:value="0.0731026675299884" calcext:value-type="float">
            <text:p>0,0731026675299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39987992" calcext:value-type="float">
            <text:p>39987992</text:p>
          </table:table-cell>
          <table:table-cell table:formula="of:=MEDIAN([.C11:.C60])" office:value-type="float" office:value="15" calcext:value-type="float">
            <text:p>15</text:p>
          </table:table-cell>
          <table:table-cell table:formula="of:=MEDIAN([.D11:.D60])" office:value-type="float" office:value="1.7" calcext:value-type="float">
            <text:p>1,7</text:p>
          </table:table-cell>
          <table:table-cell table:number-columns-repeated="2"/>
          <table:table-cell table:formula="of:=MEDIAN([.G11:.G60])" office:value-type="float" office:value="28943511.5" calcext:value-type="float">
            <text:p>28943511,5</text:p>
          </table:table-cell>
          <table:table-cell table:formula="of:=MEDIAN([.H11:.H60])" office:value-type="float" office:value="28" calcext:value-type="float">
            <text:p>28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3740430.5" calcext:value-type="float">
            <text:p>43740430,5</text:p>
          </table:table-cell>
          <table:table-cell table:formula="of:=MEDIAN([.M11:.M60])" office:value-type="float" office:value="13.95" calcext:value-type="float">
            <text:p>13,95</text:p>
          </table:table-cell>
          <table:table-cell table:formula="of:=MEDIAN([.N11:.N6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2839417.5" calcext:value-type="float">
            <text:p>42839417,5</text:p>
          </table:table-cell>
          <table:table-cell table:formula="of:=MEDIAN([.C61:.C110])" office:value-type="float" office:value="14" calcext:value-type="float">
            <text:p>14</text:p>
          </table:table-cell>
          <table:table-cell table:formula="of:=MEDIAN([.D61:.D110])" office:value-type="float" office:value="1.8" calcext:value-type="float">
            <text:p>1,8</text:p>
          </table:table-cell>
          <table:table-cell table:number-columns-repeated="2"/>
          <table:table-cell table:formula="of:=MEDIAN([.G61:.G110])" office:value-type="float" office:value="36672042.5" calcext:value-type="float">
            <text:p>36672042,5</text:p>
          </table:table-cell>
          <table:table-cell table:formula="of:=MEDIAN([.H61:.H110])" office:value-type="float" office:value="26.5" calcext:value-type="float">
            <text:p>26,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37617465.5" calcext:value-type="float">
            <text:p>37617465,5</text:p>
          </table:table-cell>
          <table:table-cell table:formula="of:=MEDIAN([.M61:.M110])" office:value-type="float" office:value="11.9" calcext:value-type="float">
            <text:p>11,9</text:p>
          </table:table-cell>
          <table:table-cell table:formula="of:=MEDIAN([.N6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185214" calcext:value-type="float">
            <text:p>101852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279504" calcext:value-type="float">
            <text:p>4279504</text:p>
          </table:table-cell>
          <table:table-cell office:value-type="float" office:value="53.3" calcext:value-type="float">
            <text:p>53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0655235" calcext:value-type="float">
            <text:p>30655235</text:p>
          </table:table-cell>
          <table:table-cell office:value-type="float" office:value="260" calcext:value-type="float">
            <text:p>26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3579" calcext:value-type="float">
            <text:p>6753579</text:p>
          </table:table-cell>
          <table:table-cell office:value-type="float" office:value="160" calcext:value-type="float">
            <text:p>16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418238" calcext:value-type="float">
            <text:p>641823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216101" calcext:value-type="float">
            <text:p>16216101</text:p>
          </table:table-cell>
          <table:table-cell office:value-type="float" office:value="216" calcext:value-type="float">
            <text:p>21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4528" calcext:value-type="float">
            <text:p>6114528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888582" calcext:value-type="float">
            <text:p>2088858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54080" calcext:value-type="float">
            <text:p>24354080</text:p>
          </table:table-cell>
          <table:table-cell office:value-type="float" office:value="102" calcext:value-type="float">
            <text:p>10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6071" calcext:value-type="float">
            <text:p>23926071</text:p>
          </table:table-cell>
          <table:table-cell office:value-type="float" office:value="93" calcext:value-type="float">
            <text:p>9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4828619" calcext:value-type="float">
            <text:p>24828619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821768" calcext:value-type="float">
            <text:p>2782176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25483" calcext:value-type="float">
            <text:p>23825483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317035" calcext:value-type="float">
            <text:p>2331703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44963" calcext:value-type="float">
            <text:p>5944963</text:p>
          </table:table-cell>
          <table:table-cell office:value-type="float" office:value="32.7" calcext:value-type="float">
            <text:p>32,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8028" calcext:value-type="float">
            <text:p>24308028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663753" calcext:value-type="float">
            <text:p>2166375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32185" calcext:value-type="float">
            <text:p>22332185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5892" calcext:value-type="float">
            <text:p>24245892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446773" calcext:value-type="float">
            <text:p>2244677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0591" calcext:value-type="float">
            <text:p>23300591</text:p>
          </table:table-cell>
          <table:table-cell office:value-type="float" office:value="33.7" calcext:value-type="float">
            <text:p>33,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63244" calcext:value-type="float">
            <text:p>22163244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683046" calcext:value-type="float">
            <text:p>968304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85912" calcext:value-type="float">
            <text:p>26585912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88526" calcext:value-type="float">
            <text:p>21988526</text:p>
          </table:table-cell>
          <table:table-cell office:value-type="float" office:value="39.6" calcext:value-type="float">
            <text:p>39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7677615" calcext:value-type="float">
            <text:p>2767761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6662" calcext:value-type="float">
            <text:p>23266662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77070" calcext:value-type="float">
            <text:p>2357707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521277" calcext:value-type="float">
            <text:p>1952127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317" calcext:value-type="float">
            <text:p>2333317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66006" calcext:value-type="float">
            <text:p>2286600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025313" calcext:value-type="float">
            <text:p>2302531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5405" calcext:value-type="float">
            <text:p>23525405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93032" calcext:value-type="float">
            <text:p>2229303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210658" calcext:value-type="float">
            <text:p>20210658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68387" calcext:value-type="float">
            <text:p>24068387</text:p>
          </table:table-cell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3641" calcext:value-type="float">
            <text:p>24703641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889870" calcext:value-type="float">
            <text:p>2588987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33959" calcext:value-type="float">
            <text:p>25733959</text:p>
          </table:table-cell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6803" calcext:value-type="float">
            <text:p>24016803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431966" calcext:value-type="float">
            <text:p>2343196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03223" calcext:value-type="float">
            <text:p>22303223</text:p>
          </table:table-cell>
          <table:table-cell office:value-type="float" office:value="31.7" calcext:value-type="float">
            <text:p>31,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22326" calcext:value-type="float">
            <text:p>21522326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190681" calcext:value-type="float">
            <text:p>2019068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2520" calcext:value-type="float">
            <text:p>23382520</text:p>
          </table:table-cell>
          <table:table-cell office:value-type="float" office:value="33" calcext:value-type="float">
            <text:p>3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00299" calcext:value-type="float">
            <text:p>24600299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353329" calcext:value-type="float">
            <text:p>2135332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49204" calcext:value-type="float">
            <text:p>25049204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24341" calcext:value-type="float">
            <text:p>22224341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334264" calcext:value-type="float">
            <text:p>23334264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496872" calcext:value-type="float">
            <text:p>21496872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25945" calcext:value-type="float">
            <text:p>24725945</text:p>
          </table:table-cell>
          <table:table-cell office:value-type="float" office:value="23.8" calcext:value-type="float">
            <text:p>23,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686478" calcext:value-type="float">
            <text:p>2168647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6680" calcext:value-type="float">
            <text:p>23526680</text:p>
          </table:table-cell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2304" calcext:value-type="float">
            <text:p>24452304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526536" calcext:value-type="float">
            <text:p>2152653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57006" calcext:value-type="float">
            <text:p>23057006</text:p>
          </table:table-cell>
          <table:table-cell office:value-type="float" office:value="27" calcext:value-type="float">
            <text:p>27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4807" calcext:value-type="float">
            <text:p>24244807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050466" calcext:value-type="float">
            <text:p>705046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36301" calcext:value-type="float">
            <text:p>2443630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5941" calcext:value-type="float">
            <text:p>22855941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497811" calcext:value-type="float">
            <text:p>234978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5762" calcext:value-type="float">
            <text:p>2065762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2350" calcext:value-type="float">
            <text:p>22852350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868582" calcext:value-type="float">
            <text:p>2286858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45777" calcext:value-type="float">
            <text:p>23045777</text:p>
          </table:table-cell>
          <table:table-cell office:value-type="float" office:value="27.7" calcext:value-type="float">
            <text:p>27,7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3244" calcext:value-type="float">
            <text:p>1633244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429461" calcext:value-type="float">
            <text:p>642946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9112" calcext:value-type="float">
            <text:p>25109112</text:p>
          </table:table-cell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09650" calcext:value-type="float">
            <text:p>22009650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469718" calcext:value-type="float">
            <text:p>2146971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34813" calcext:value-type="float">
            <text:p>24934813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59262" calcext:value-type="float">
            <text:p>22359262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649134" calcext:value-type="float">
            <text:p>564913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03254" calcext:value-type="float">
            <text:p>25803254</text:p>
          </table:table-cell>
          <table:table-cell office:value-type="float" office:value="23" calcext:value-type="float">
            <text:p>23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8203" calcext:value-type="float">
            <text:p>22828203</text:p>
          </table:table-cell>
          <table:table-cell office:value-type="float" office:value="23.8" calcext:value-type="float">
            <text:p>23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447744" calcext:value-type="float">
            <text:p>6447744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53464" calcext:value-type="float">
            <text:p>21853464</text:p>
          </table:table-cell>
          <table:table-cell office:value-type="float" office:value="26" calcext:value-type="float">
            <text:p>2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00843" calcext:value-type="float">
            <text:p>21400843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218234" calcext:value-type="float">
            <text:p>421823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5715" calcext:value-type="float">
            <text:p>3505715</text:p>
          </table:table-cell>
          <table:table-cell office:value-type="float" office:value="36" calcext:value-type="float">
            <text:p>3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17176" calcext:value-type="float">
            <text:p>22717176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484296" calcext:value-type="float">
            <text:p>2448429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71015" calcext:value-type="float">
            <text:p>24871015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3796" calcext:value-type="float">
            <text:p>24713796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6087339" calcext:value-type="float">
            <text:p>2608733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7474" calcext:value-type="float">
            <text:p>24567474</text:p>
          </table:table-cell>
          <table:table-cell office:value-type="float" office:value="20.8" calcext:value-type="float">
            <text:p>20,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5495" calcext:value-type="float">
            <text:p>25605495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347285" calcext:value-type="float">
            <text:p>1934728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45871" calcext:value-type="float">
            <text:p>25045871</text:p>
          </table:table-cell>
          <table:table-cell office:value-type="float" office:value="27" calcext:value-type="float">
            <text:p>2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26420" calcext:value-type="float">
            <text:p>24726420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934123" calcext:value-type="float">
            <text:p>693412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20126" calcext:value-type="float">
            <text:p>22020126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37708" calcext:value-type="float">
            <text:p>22437708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986510" calcext:value-type="float">
            <text:p>2098651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19685" calcext:value-type="float">
            <text:p>24919685</text:p>
          </table:table-cell>
          <table:table-cell office:value-type="float" office:value="21" calcext:value-type="float">
            <text:p>2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3268" calcext:value-type="float">
            <text:p>4203268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496115" calcext:value-type="float">
            <text:p>1949611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18427" calcext:value-type="float">
            <text:p>22818427</text:p>
          </table:table-cell>
          <table:table-cell office:value-type="float" office:value="29" calcext:value-type="float">
            <text:p>2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30786" calcext:value-type="float">
            <text:p>24330786</text:p>
          </table:table-cell>
          <table:table-cell office:value-type="float" office:value="26.7" calcext:value-type="float">
            <text:p>26,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2262229" calcext:value-type="float">
            <text:p>22262229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6947" calcext:value-type="float">
            <text:p>2186947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15528" calcext:value-type="float">
            <text:p>24515528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973533" calcext:value-type="float">
            <text:p>2197353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7415" calcext:value-type="float">
            <text:p>2197415</text:p>
          </table:table-cell>
          <table:table-cell office:value-type="float" office:value="21.8" calcext:value-type="float">
            <text:p>21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8500" calcext:value-type="float">
            <text:p>24498500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2665855" calcext:value-type="float">
            <text:p>22665855</text:p>
          </table:table-cell>
          <table:table-cell office:value-type="float" office:value="61.4" calcext:value-type="float">
            <text:p>61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7178" calcext:value-type="float">
            <text:p>24567178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81369" calcext:value-type="float">
            <text:p>23381369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915593" calcext:value-type="float">
            <text:p>2491559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4603" calcext:value-type="float">
            <text:p>1424603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69411" calcext:value-type="float">
            <text:p>22069411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209579" calcext:value-type="float">
            <text:p>2320957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07411" calcext:value-type="float">
            <text:p>23507411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7126" calcext:value-type="float">
            <text:p>2867126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184100" calcext:value-type="float">
            <text:p>2518410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642" calcext:value-type="float">
            <text:p>23021642</text:p>
          </table:table-cell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2272" calcext:value-type="float">
            <text:p>22822272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185742" calcext:value-type="float">
            <text:p>2418574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2778" calcext:value-type="float">
            <text:p>23182778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73352" calcext:value-type="float">
            <text:p>25573352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764715" calcext:value-type="float">
            <text:p>1976471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95031" calcext:value-type="float">
            <text:p>22395031</text:p>
          </table:table-cell>
          <table:table-cell office:value-type="float" office:value="36" calcext:value-type="float">
            <text:p>3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97069" calcext:value-type="float">
            <text:p>25197069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343316" calcext:value-type="float">
            <text:p>2634331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06757" calcext:value-type="float">
            <text:p>22206757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07145" calcext:value-type="float">
            <text:p>23007145</text:p>
          </table:table-cell>
          <table:table-cell office:value-type="float" office:value="25.7" calcext:value-type="float">
            <text:p>25,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893225" calcext:value-type="float">
            <text:p>20893225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11234" calcext:value-type="float">
            <text:p>24711234</text:p>
          </table:table-cell>
          <table:table-cell office:value-type="float" office:value="20.8" calcext:value-type="float">
            <text:p>20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83829" calcext:value-type="float">
            <text:p>23083829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542352" calcext:value-type="float">
            <text:p>1154235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7034" calcext:value-type="float">
            <text:p>3647034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88542" calcext:value-type="float">
            <text:p>24188542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250940" calcext:value-type="float">
            <text:p>24250940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52541" calcext:value-type="float">
            <text:p>26452541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24340" calcext:value-type="float">
            <text:p>24924340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101867" calcext:value-type="float">
            <text:p>2010186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5013" calcext:value-type="float">
            <text:p>22135013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17216" calcext:value-type="float">
            <text:p>22917216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501743" calcext:value-type="float">
            <text:p>1850174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0015" calcext:value-type="float">
            <text:p>22650015</text:p>
          </table:table-cell>
          <table:table-cell office:value-type="float" office:value="20" calcext:value-type="float">
            <text:p>2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3021" calcext:value-type="float">
            <text:p>22743021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34887" calcext:value-type="float">
            <text:p>763488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69138" calcext:value-type="float">
            <text:p>22069138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26368" calcext:value-type="float">
            <text:p>24626368</text:p>
          </table:table-cell>
          <table:table-cell office:value-type="float" office:value="23.8" calcext:value-type="float">
            <text:p>23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666632" calcext:value-type="float">
            <text:p>2166663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48680" calcext:value-type="float">
            <text:p>24648680</text:p>
          </table:table-cell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35852" calcext:value-type="float">
            <text:p>22835852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4308063" calcext:value-type="float">
            <text:p>2430806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6230" calcext:value-type="float">
            <text:p>22476230</text:p>
          </table:table-cell>
          <table:table-cell office:value-type="float" office:value="20.8" calcext:value-type="float">
            <text:p>20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4538" calcext:value-type="float">
            <text:p>22574538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618066" calcext:value-type="float">
            <text:p>2261806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3131" calcext:value-type="float">
            <text:p>23373131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48355" calcext:value-type="float">
            <text:p>2454835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5912924" calcext:value-type="float">
            <text:p>25912924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00675" calcext:value-type="float">
            <text:p>22000675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50059" calcext:value-type="float">
            <text:p>22450059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385401" calcext:value-type="float">
            <text:p>1938540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1613" calcext:value-type="float">
            <text:p>23001613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70782" calcext:value-type="float">
            <text:p>22970782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512851" calcext:value-type="float">
            <text:p>651285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4148" calcext:value-type="float">
            <text:p>23264148</text:p>
          </table:table-cell>
          <table:table-cell office:value-type="float" office:value="39" calcext:value-type="float">
            <text:p>3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79606" calcext:value-type="float">
            <text:p>23279606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344365" calcext:value-type="float">
            <text:p>1634436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1076" calcext:value-type="float">
            <text:p>23141076</text:p>
          </table:table-cell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35699" calcext:value-type="float">
            <text:p>22435699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727650" calcext:value-type="float">
            <text:p>2772765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4647" calcext:value-type="float">
            <text:p>22904647</text:p>
          </table:table-cell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47553" calcext:value-type="float">
            <text:p>24847553</text:p>
          </table:table-cell>
          <table:table-cell office:value-type="float" office:value="25.7" calcext:value-type="float">
            <text:p>25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564791" calcext:value-type="float">
            <text:p>1956479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20619" calcext:value-type="float">
            <text:p>25620619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4199" calcext:value-type="float">
            <text:p>22604199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29089" calcext:value-type="float">
            <text:p>682908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51579" calcext:value-type="float">
            <text:p>24351579</text:p>
          </table:table-cell>
          <table:table-cell office:value-type="float" office:value="26.7" calcext:value-type="float">
            <text:p>26,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8079" calcext:value-type="float">
            <text:p>24718079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552879" calcext:value-type="float">
            <text:p>2155287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22978" calcext:value-type="float">
            <text:p>21922978</text:p>
          </table:table-cell>
          <table:table-cell office:value-type="float" office:value="25" calcext:value-type="float">
            <text:p>25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95357" calcext:value-type="float">
            <text:p>24595357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978796" calcext:value-type="float">
            <text:p>8978796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36728" calcext:value-type="float">
            <text:p>23236728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87182" calcext:value-type="float">
            <text:p>23187182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4349604" calcext:value-type="float">
            <text:p>14349604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30835" calcext:value-type="float">
            <text:p>26230835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33903" calcext:value-type="float">
            <text:p>24933903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413198" calcext:value-type="float">
            <text:p>2141319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3512" calcext:value-type="float">
            <text:p>23353512</text:p>
          </table:table-cell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0100" calcext:value-type="float">
            <text:p>2273010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345689" calcext:value-type="float">
            <text:p>2134568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57919" calcext:value-type="float">
            <text:p>22857919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91107" calcext:value-type="float">
            <text:p>22091107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214055" calcext:value-type="float">
            <text:p>1621405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8734" calcext:value-type="float">
            <text:p>23228734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94180" calcext:value-type="float">
            <text:p>23794180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329761" calcext:value-type="float">
            <text:p>632976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24035" calcext:value-type="float">
            <text:p>22324035</text:p>
          </table:table-cell>
          <table:table-cell office:value-type="float" office:value="37.6" calcext:value-type="float">
            <text:p>37,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9363" calcext:value-type="float">
            <text:p>2889363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442451" calcext:value-type="float">
            <text:p>2144245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5262" calcext:value-type="float">
            <text:p>2645262</text:p>
          </table:table-cell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0402" calcext:value-type="float">
            <text:p>22400402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262282" calcext:value-type="float">
            <text:p>726228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39293" calcext:value-type="float">
            <text:p>22839293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70792" calcext:value-type="float">
            <text:p>22370792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486666" calcext:value-type="float">
            <text:p>2148666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6764" calcext:value-type="float">
            <text:p>22896764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99743" calcext:value-type="float">
            <text:p>21499743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130590" calcext:value-type="float">
            <text:p>513059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91617" calcext:value-type="float">
            <text:p>20891617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22531" calcext:value-type="float">
            <text:p>24822531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94227" calcext:value-type="float">
            <text:p>6994227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1478" calcext:value-type="float">
            <text:p>24951478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86206" calcext:value-type="float">
            <text:p>22686206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090474" calcext:value-type="float">
            <text:p>22090474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44712" calcext:value-type="float">
            <text:p>21544712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2613" calcext:value-type="float">
            <text:p>23632613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920878" calcext:value-type="float">
            <text:p>592087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9289" calcext:value-type="float">
            <text:p>22909289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60642" calcext:value-type="float">
            <text:p>2266064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201119" calcext:value-type="float">
            <text:p>232011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078" calcext:value-type="float">
            <text:p>2336078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4721" calcext:value-type="float">
            <text:p>22744721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199329" calcext:value-type="float">
            <text:p>2219932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8793" calcext:value-type="float">
            <text:p>23138793</text:p>
          </table:table-cell>
          <table:table-cell office:value-type="float" office:value="20.8" calcext:value-type="float">
            <text:p>20,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8728" calcext:value-type="float">
            <text:p>7638728</text:p>
          </table:table-cell>
          <table:table-cell office:value-type="float" office:value="27.7" calcext:value-type="float">
            <text:p>27,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051503" calcext:value-type="float">
            <text:p>2105150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5027" calcext:value-type="float">
            <text:p>22135027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74796" calcext:value-type="float">
            <text:p>23874796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585688" calcext:value-type="float">
            <text:p>358568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10669" calcext:value-type="float">
            <text:p>26310669</text:p>
          </table:table-cell>
          <table:table-cell office:value-type="float" office:value="24" calcext:value-type="float">
            <text:p>2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59878" calcext:value-type="float">
            <text:p>23159878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311432" calcext:value-type="float">
            <text:p>631143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448312" calcext:value-type="float">
            <text:p>21448312</text:p>
          </table:table-cell>
          <table:table-cell office:value-type="float" office:value="24" calcext:value-type="float">
            <text:p>2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74826" calcext:value-type="float">
            <text:p>25074826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450766" calcext:value-type="float">
            <text:p>7450766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6372" calcext:value-type="float">
            <text:p>23336372</text:p>
          </table:table-cell>
          <table:table-cell office:value-type="float" office:value="23" calcext:value-type="float">
            <text:p>2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85471" calcext:value-type="float">
            <text:p>24585471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831149" calcext:value-type="float">
            <text:p>683114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0477" calcext:value-type="float">
            <text:p>23860477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62256" calcext:value-type="float">
            <text:p>24462256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200109" calcext:value-type="float">
            <text:p>1720010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69608" calcext:value-type="float">
            <text:p>22569608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2005" calcext:value-type="float">
            <text:p>3162005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29864" calcext:value-type="float">
            <text:p>692986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5166" calcext:value-type="float">
            <text:p>23335166</text:p>
          </table:table-cell>
          <table:table-cell office:value-type="float" office:value="19.8" calcext:value-type="float">
            <text:p>19,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5632" calcext:value-type="float">
            <text:p>2306563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94952" calcext:value-type="float">
            <text:p>6994952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59866" calcext:value-type="float">
            <text:p>23859866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25280" calcext:value-type="float">
            <text:p>22725280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7100065" calcext:value-type="float">
            <text:p>2710006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75841" calcext:value-type="float">
            <text:p>26475841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44924" calcext:value-type="float">
            <text:p>24044924</text:p>
          </table:table-cell>
          <table:table-cell office:value-type="float" office:value="21.8" calcext:value-type="float">
            <text:p>21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5997527" calcext:value-type="float">
            <text:p>25997527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68402" calcext:value-type="float">
            <text:p>22368402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5147" calcext:value-type="float">
            <text:p>25235147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130881" calcext:value-type="float">
            <text:p>2213088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6390" calcext:value-type="float">
            <text:p>23346390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11280" calcext:value-type="float">
            <text:p>21111280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027291" calcext:value-type="float">
            <text:p>902729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64856" calcext:value-type="float">
            <text:p>23964856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79788" calcext:value-type="float">
            <text:p>22479788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56175" calcext:value-type="float">
            <text:p>6956175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46034" calcext:value-type="float">
            <text:p>23046034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4076" calcext:value-type="float">
            <text:p>2264407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875535" calcext:value-type="float">
            <text:p>687553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55004" calcext:value-type="float">
            <text:p>21755004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3141" calcext:value-type="float">
            <text:p>22543141</text:p>
          </table:table-cell>
          <table:table-cell office:value-type="float" office:value="24.8" calcext:value-type="float">
            <text:p>24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798906" calcext:value-type="float">
            <text:p>6798906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6865" calcext:value-type="float">
            <text:p>23366865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04779" calcext:value-type="float">
            <text:p>24204779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701642" calcext:value-type="float">
            <text:p>2170164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11407" calcext:value-type="float">
            <text:p>24311407</text:p>
          </table:table-cell>
          <table:table-cell office:value-type="float" office:value="20.8" calcext:value-type="float">
            <text:p>20,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28303" calcext:value-type="float">
            <text:p>22328303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075624" calcext:value-type="float">
            <text:p>23075624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58995" calcext:value-type="float">
            <text:p>22458995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94152" calcext:value-type="float">
            <text:p>24594152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916667" calcext:value-type="float">
            <text:p>2391666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79976" calcext:value-type="float">
            <text:p>23879976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68676" calcext:value-type="float">
            <text:p>24768676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279424" calcext:value-type="float">
            <text:p>21279424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00163" calcext:value-type="float">
            <text:p>23200163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77189" calcext:value-type="float">
            <text:p>25177189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2062464" calcext:value-type="float">
            <text:p>2206246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9869" calcext:value-type="float">
            <text:p>23039869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51467" calcext:value-type="float">
            <text:p>22551467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46788" calcext:value-type="float">
            <text:p>694678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42080" calcext:value-type="float">
            <text:p>25142080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7111" calcext:value-type="float">
            <text:p>22577111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058136" calcext:value-type="float">
            <text:p>605813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3088" calcext:value-type="float">
            <text:p>22653088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0613" calcext:value-type="float">
            <text:p>22870613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487117" calcext:value-type="float">
            <text:p>23487117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04681" calcext:value-type="float">
            <text:p>24204681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06033" calcext:value-type="float">
            <text:p>25006033</text:p>
          </table:table-cell>
          <table:table-cell office:value-type="float" office:value="20.8" calcext:value-type="float">
            <text:p>20,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149173" calcext:value-type="float">
            <text:p>2114917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1276" calcext:value-type="float">
            <text:p>23441276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28684" calcext:value-type="float">
            <text:p>21628684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624414" calcext:value-type="float">
            <text:p>662441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90497" calcext:value-type="float">
            <text:p>24790497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84876" calcext:value-type="float">
            <text:p>25184876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410675" calcext:value-type="float">
            <text:p>2141067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99789" calcext:value-type="float">
            <text:p>22499789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1808290.44" calcext:value-type="float">
            <text:p>21808290,44</text:p>
          </table:table-cell>
          <table:table-cell table:formula="of:=AVERAGE([.C121:.C220])" office:value-type="float" office:value="30.31" calcext:value-type="float">
            <text:p>30,31</text:p>
          </table:table-cell>
          <table:table-cell table:formula="of:=AVERAGE([.D121:.D220])" office:value-type="float" office:value="2.363" calcext:value-type="float">
            <text:p>2,363</text:p>
          </table:table-cell>
          <table:table-cell table:number-columns-repeated="2"/>
          <table:table-cell table:formula="of:=AVERAGE([.G121:.G220])" office:value-type="float" office:value="17255058.28" calcext:value-type="float">
            <text:p>17255058,28</text:p>
          </table:table-cell>
          <table:table-cell table:formula="of:=AVERAGE([.H121:.H220])" office:value-type="float" office:value="55.555" calcext:value-type="float">
            <text:p>55,555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1491967.38" calcext:value-type="float">
            <text:p>21491967,38</text:p>
          </table:table-cell>
          <table:table-cell table:formula="of:=AVERAGE([.M121:.M220])" office:value-type="float" office:value="31.187" calcext:value-type="float">
            <text:p>31,187</text:p>
          </table:table-cell>
          <table:table-cell table:formula="of:=AVERAGE([.N121:.N220])" office:value-type="float" office:value="6.70800000000001" calcext:value-type="float">
            <text:p>6,70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5436573.21771114" calcext:value-type="float">
            <text:p>5436573,21771114</text:p>
          </table:table-cell>
          <table:table-cell table:formula="of:=STDEVP([.C121:.C220])" office:value-type="float" office:value="20.6852096919514" calcext:value-type="float">
            <text:p>20,6852096919514</text:p>
          </table:table-cell>
          <table:table-cell table:formula="of:=STDEVP([.D121:.D220])" office:value-type="float" office:value="0.32362169272161" calcext:value-type="float">
            <text:p>0,32362169272161</text:p>
          </table:table-cell>
          <table:table-cell table:number-columns-repeated="2"/>
          <table:table-cell table:formula="of:=STDEVP([.G121:.G220])" office:value-type="float" office:value="7529757.53169966" calcext:value-type="float">
            <text:p>7529757,53169966</text:p>
          </table:table-cell>
          <table:table-cell table:formula="of:=STDEVP([.H121:.H220])" office:value-type="float" office:value="3.94736304385599" calcext:value-type="float">
            <text:p>3,94736304385599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6441789.96851417" calcext:value-type="float">
            <text:p>6441789,96851417</text:p>
          </table:table-cell>
          <table:table-cell table:formula="of:=STDEVP([.M121:.M220])" office:value-type="float" office:value="31.9747389512409" calcext:value-type="float">
            <text:p>31,9747389512409</text:p>
          </table:table-cell>
          <table:table-cell table:formula="of:=STDEVP([.N121:.N220])" office:value-type="float" office:value="1.05077875882604" calcext:value-type="float">
            <text:p>1,05077875882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2943999" calcext:value-type="float">
            <text:p>22943999</text:p>
          </table:table-cell>
          <table:table-cell table:formula="of:=MEDIAN([.C121:.C220])" office:value-type="float" office:value="25" calcext:value-type="float">
            <text:p>25</text:p>
          </table:table-cell>
          <table:table-cell table:formula="of:=MEDIAN([.D121:.D220])" office:value-type="float" office:value="2.5" calcext:value-type="float">
            <text:p>2,5</text:p>
          </table:table-cell>
          <table:table-cell table:number-columns-repeated="2"/>
          <table:table-cell table:formula="of:=MEDIAN([.G121:.G220])" office:value-type="float" office:value="21100338" calcext:value-type="float">
            <text:p>21100338</text:p>
          </table:table-cell>
          <table:table-cell table:formula="of:=MEDIAN([.H121:.H220])" office:value-type="float" office:value="56" calcext:value-type="float">
            <text:p>56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191470.5" calcext:value-type="float">
            <text:p>23191470,5</text:p>
          </table:table-cell>
          <table:table-cell table:formula="of:=MEDIAN([.M121:.M220])" office:value-type="float" office:value="23" calcext:value-type="float">
            <text:p>23</text:p>
          </table:table-cell>
          <table:table-cell table:formula="of:=MEDIAN([.N121:.N22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1333244.42" calcext:value-type="float">
            <text:p>21333244,42</text:p>
          </table:table-cell>
          <table:table-cell table:formula="of:=AVERAGE([.C121:.C170])" office:value-type="float" office:value="36.048" calcext:value-type="float">
            <text:p>36,048</text:p>
          </table:table-cell>
          <table:table-cell table:formula="of:=AVERAGE([.D121:.D170])" office:value-type="float" office:value="2.156" calcext:value-type="float">
            <text:p>2,156</text:p>
          </table:table-cell>
          <table:table-cell table:number-columns-repeated="2"/>
          <table:table-cell table:formula="of:=AVERAGE([.G121:.G170])" office:value-type="float" office:value="19114894.52" calcext:value-type="float">
            <text:p>19114894,52</text:p>
          </table:table-cell>
          <table:table-cell table:formula="of:=AVERAGE([.H121:.H170])" office:value-type="float" office:value="54.798" calcext:value-type="float">
            <text:p>54,798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0468610.26" calcext:value-type="float">
            <text:p>20468610,26</text:p>
          </table:table-cell>
          <table:table-cell table:formula="of:=AVERAGE([.M121:.M170])" office:value-type="float" office:value="38.9" calcext:value-type="float">
            <text:p>38,9</text:p>
          </table:table-cell>
          <table:table-cell table:formula="of:=AVERAGE([.N121:.N170])" office:value-type="float" office:value="6.17" calcext:value-type="float">
            <text:p>6,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2283336.46" calcext:value-type="float">
            <text:p>22283336,46</text:p>
          </table:table-cell>
          <table:table-cell table:formula="of:=AVERAGE([.C171:.C220])" office:value-type="float" office:value="24.572" calcext:value-type="float">
            <text:p>24,572</text:p>
          </table:table-cell>
          <table:table-cell table:formula="of:=AVERAGE([.D171:.D220])" office:value-type="float" office:value="2.57" calcext:value-type="float">
            <text:p>2,57</text:p>
          </table:table-cell>
          <table:table-cell table:number-columns-repeated="2"/>
          <table:table-cell table:formula="of:=AVERAGE([.G171:.G220])" office:value-type="float" office:value="15395222.04" calcext:value-type="float">
            <text:p>15395222,04</text:p>
          </table:table-cell>
          <table:table-cell table:formula="of:=AVERAGE([.H171:.H220])" office:value-type="float" office:value="56.312" calcext:value-type="float">
            <text:p>56,31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2515324.5" calcext:value-type="float">
            <text:p>22515324,5</text:p>
          </table:table-cell>
          <table:table-cell table:formula="of:=AVERAGE([.M171:.M220])" office:value-type="float" office:value="23.474" calcext:value-type="float">
            <text:p>23,474</text:p>
          </table:table-cell>
          <table:table-cell table:formula="of:=AVERAGE([.N171:.N220])" office:value-type="float" office:value="7.24599999999999" calcext:value-type="float">
            <text:p>7,24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4639838.17938451" calcext:value-type="float">
            <text:p>4639838,17938451</text:p>
          </table:table-cell>
          <table:table-cell table:formula="of:=STDEVP([.C171:.C220])" office:value-type="float" office:value="3.55634868931605" calcext:value-type="float">
            <text:p>3,55634868931605</text:p>
          </table:table-cell>
          <table:table-cell table:formula="of:=STDEVP([.D171:.D220])" office:value-type="float" office:value="0.0458257569495585" calcext:value-type="float">
            <text:p>0,045825756949559</text:p>
          </table:table-cell>
          <table:table-cell table:number-columns-repeated="2"/>
          <table:table-cell table:formula="of:=STDEVP([.G171:.G220])" office:value-type="float" office:value="7750163.15177851" calcext:value-type="float">
            <text:p>7750163,15177851</text:p>
          </table:table-cell>
          <table:table-cell table:formula="of:=STDEVP([.H171:.H220])" office:value-type="float" office:value="4.14939224465463" calcext:value-type="float">
            <text:p>4,1493922446546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257010.88754258" calcext:value-type="float">
            <text:p>4257010,88754258</text:p>
          </table:table-cell>
          <table:table-cell table:formula="of:=STDEVP([.M171:.M220])" office:value-type="float" office:value="5.15079838471668" calcext:value-type="float">
            <text:p>5,15079838471668</text:p>
          </table:table-cell>
          <table:table-cell table:formula="of:=STDEVP([.N171:.N220])" office:value-type="float" office:value="0.0498397431775083" calcext:value-type="float">
            <text:p>0,04983974317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2962180.5" calcext:value-type="float">
            <text:p>22962180,5</text:p>
          </table:table-cell>
          <table:table-cell table:formula="of:=MEDIAN([.C121:.C170])" office:value-type="float" office:value="27.5" calcext:value-type="float">
            <text:p>27,5</text:p>
          </table:table-cell>
          <table:table-cell table:formula="of:=MEDIAN([.D121:.D170])" office:value-type="float" office:value="2.3" calcext:value-type="float">
            <text:p>2,3</text:p>
          </table:table-cell>
          <table:table-cell table:number-columns-repeated="2"/>
          <table:table-cell table:formula="of:=MEDIAN([.G121:.G170])" office:value-type="float" office:value="21595144.5" calcext:value-type="float">
            <text:p>21595144,5</text:p>
          </table:table-cell>
          <table:table-cell table:formula="of:=MEDIAN([.H121:.H170])" office:value-type="float" office:value="55" calcext:value-type="float">
            <text:p>5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3224720" calcext:value-type="float">
            <text:p>23224720</text:p>
          </table:table-cell>
          <table:table-cell table:formula="of:=MEDIAN([.M121:.M170])" office:value-type="float" office:value="26.5" calcext:value-type="float">
            <text:p>26,5</text:p>
          </table:table-cell>
          <table:table-cell table:formula="of:=MEDIAN([.N121:.N170])" office:value-type="float" office:value="6.65" calcext:value-type="float">
            <text:p>6,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2920697.5" calcext:value-type="float">
            <text:p>22920697,5</text:p>
          </table:table-cell>
          <table:table-cell table:formula="of:=MEDIAN([.C171:.C220])" office:value-type="float" office:value="24" calcext:value-type="float">
            <text:p>24</text:p>
          </table:table-cell>
          <table:table-cell table:formula="of:=MEDIAN([.D171:.D220])" office:value-type="float" office:value="2.6" calcext:value-type="float">
            <text:p>2,6</text:p>
          </table:table-cell>
          <table:table-cell table:number-columns-repeated="2"/>
          <table:table-cell table:formula="of:=MEDIAN([.G171:.G220])" office:value-type="float" office:value="18292755" calcext:value-type="float">
            <text:p>18292755</text:p>
          </table:table-cell>
          <table:table-cell table:formula="of:=MEDIAN([.H171:.H220])" office:value-type="float" office:value="56" calcext:value-type="float">
            <text:p>56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170619.5" calcext:value-type="float">
            <text:p>23170619,5</text:p>
          </table:table-cell>
          <table:table-cell table:formula="of:=MEDIAN([.M171:.M220])" office:value-type="float" office:value="21" calcext:value-type="float">
            <text:p>21</text:p>
          </table:table-cell>
          <table:table-cell table:formula="of:=MEDIAN([.N171:.N22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512110" calcext:value-type="float">
            <text:p>8512110</text:p>
          </table:table-cell>
          <table:table-cell office:value-type="float" office:value="187.5" calcext:value-type="float">
            <text:p>187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9909481" calcext:value-type="float">
            <text:p>199094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4210417" calcext:value-type="float">
            <text:p>14210417</text:p>
          </table:table-cell>
          <table:table-cell office:value-type="float" office:value="220" calcext:value-type="float">
            <text:p>2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9738" calcext:value-type="float">
            <text:p>3129738</text:p>
          </table:table-cell>
          <table:table-cell office:value-type="float" office:value="199" calcext:value-type="float">
            <text:p>19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132605" calcext:value-type="float">
            <text:p>51326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828307" calcext:value-type="float">
            <text:p>6828307</text:p>
          </table:table-cell>
          <table:table-cell office:value-type="float" office:value="196" calcext:value-type="float">
            <text:p>19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9037" calcext:value-type="float">
            <text:p>4629037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71472" calcext:value-type="float">
            <text:p>527147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1929" calcext:value-type="float">
            <text:p>2131929</text:p>
          </table:table-cell>
          <table:table-cell office:value-type="float" office:value="189" calcext:value-type="float">
            <text:p>18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16193" calcext:value-type="float">
            <text:p>11016193</text:p>
          </table:table-cell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383590" calcext:value-type="float">
            <text:p>123835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58435" calcext:value-type="float">
            <text:p>12358435</text:p>
          </table:table-cell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6257" calcext:value-type="float">
            <text:p>8996257</text:p>
          </table:table-cell>
          <table:table-cell office:value-type="float" office:value="87" calcext:value-type="float">
            <text:p>8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54309" calcext:value-type="float">
            <text:p>355430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23606" calcext:value-type="float">
            <text:p>12423606</text:p>
          </table:table-cell>
          <table:table-cell office:value-type="float" office:value="115" calcext:value-type="float">
            <text:p>11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1459" calcext:value-type="float">
            <text:p>11001459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781489" calcext:value-type="float">
            <text:p>378148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62415" calcext:value-type="float">
            <text:p>11962415</text:p>
          </table:table-cell>
          <table:table-cell office:value-type="float" office:value="127" calcext:value-type="float">
            <text:p>12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25154" calcext:value-type="float">
            <text:p>12425154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846639" calcext:value-type="float">
            <text:p>684663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2191" calcext:value-type="float">
            <text:p>12072191</text:p>
          </table:table-cell>
          <table:table-cell office:value-type="float" office:value="59" calcext:value-type="float">
            <text:p>5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048" calcext:value-type="float">
            <text:p>2877048</text:p>
          </table:table-cell>
          <table:table-cell office:value-type="float" office:value="62.4" calcext:value-type="float">
            <text:p>62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596454" calcext:value-type="float">
            <text:p>35964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47615" calcext:value-type="float">
            <text:p>344761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67644" calcext:value-type="float">
            <text:p>12467644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4089295" calcext:value-type="float">
            <text:p>408929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6496" calcext:value-type="float">
            <text:p>11996496</text:p>
          </table:table-cell>
          <table:table-cell office:value-type="float" office:value="51" calcext:value-type="float">
            <text:p>5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54735" calcext:value-type="float">
            <text:p>11254735</text:p>
          </table:table-cell>
          <table:table-cell office:value-type="float" office:value="66" calcext:value-type="float">
            <text:p>6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6228013" calcext:value-type="float">
            <text:p>162280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3666" calcext:value-type="float">
            <text:p>2903666</text:p>
          </table:table-cell>
          <table:table-cell office:value-type="float" office:value="69.3" calcext:value-type="float">
            <text:p>69,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0251" calcext:value-type="float">
            <text:p>12170251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741387" calcext:value-type="float">
            <text:p>374138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373" calcext:value-type="float">
            <text:p>2434373</text:p>
          </table:table-cell>
          <table:table-cell office:value-type="float" office:value="44" calcext:value-type="float">
            <text:p>4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59332" calcext:value-type="float">
            <text:p>11959332</text:p>
          </table:table-cell>
          <table:table-cell office:value-type="float" office:value="52" calcext:value-type="float">
            <text:p>5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88665" calcext:value-type="float">
            <text:p>38886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82065" calcext:value-type="float">
            <text:p>12882065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5869" calcext:value-type="float">
            <text:p>379586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67225" calcext:value-type="float">
            <text:p>38672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45599" calcext:value-type="float">
            <text:p>1745599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69467" calcext:value-type="float">
            <text:p>11969467</text:p>
          </table:table-cell>
          <table:table-cell office:value-type="float" office:value="74.3" calcext:value-type="float">
            <text:p>74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6058" calcext:value-type="float">
            <text:p>67060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2578" calcext:value-type="float">
            <text:p>10712578</text:p>
          </table:table-cell>
          <table:table-cell office:value-type="float" office:value="75" calcext:value-type="float">
            <text:p>75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5350" calcext:value-type="float">
            <text:p>1755350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3656784" calcext:value-type="float">
            <text:p>36567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13292" calcext:value-type="float">
            <text:p>1151329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19566" calcext:value-type="float">
            <text:p>11219566</text:p>
          </table:table-cell>
          <table:table-cell office:value-type="float" office:value="41" calcext:value-type="float">
            <text:p>4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220730" calcext:value-type="float">
            <text:p>72207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77432" calcext:value-type="float">
            <text:p>1187743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0457" calcext:value-type="float">
            <text:p>10890457</text:p>
          </table:table-cell>
          <table:table-cell office:value-type="float" office:value="44" calcext:value-type="float">
            <text:p>4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088695" calcext:value-type="float">
            <text:p>608869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0379" calcext:value-type="float">
            <text:p>2670379</text:p>
          </table:table-cell>
          <table:table-cell office:value-type="float" office:value="43" calcext:value-type="float">
            <text:p>43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90845" calcext:value-type="float">
            <text:p>10690845</text:p>
          </table:table-cell>
          <table:table-cell office:value-type="float" office:value="39" calcext:value-type="float">
            <text:p>3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759969" calcext:value-type="float">
            <text:p>775996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87329" calcext:value-type="float">
            <text:p>11587329</text:p>
          </table:table-cell>
          <table:table-cell office:value-type="float" office:value="44" calcext:value-type="float">
            <text:p>44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3519" calcext:value-type="float">
            <text:p>11493519</text:p>
          </table:table-cell>
          <table:table-cell office:value-type="float" office:value="49" calcext:value-type="float">
            <text:p>4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157530" calcext:value-type="float">
            <text:p>61575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56937" calcext:value-type="float">
            <text:p>11456937</text:p>
          </table:table-cell>
          <table:table-cell office:value-type="float" office:value="47.5" calcext:value-type="float">
            <text:p>47,5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7549" calcext:value-type="float">
            <text:p>1627549</text:p>
          </table:table-cell>
          <table:table-cell office:value-type="float" office:value="41" calcext:value-type="float">
            <text:p>4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981969" calcext:value-type="float">
            <text:p>698196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5179" calcext:value-type="float">
            <text:p>1545179</text:p>
          </table:table-cell>
          <table:table-cell office:value-type="float" office:value="39" calcext:value-type="float">
            <text:p>39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4745" calcext:value-type="float">
            <text:p>11114745</text:p>
          </table:table-cell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681837" calcext:value-type="float">
            <text:p>768183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44318" calcext:value-type="float">
            <text:p>11344318</text:p>
          </table:table-cell>
          <table:table-cell office:value-type="float" office:value="52" calcext:value-type="float">
            <text:p>5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32099" calcext:value-type="float">
            <text:p>12032099</text:p>
          </table:table-cell>
          <table:table-cell office:value-type="float" office:value="55" calcext:value-type="float">
            <text:p>5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373485" calcext:value-type="float">
            <text:p>737348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5422" calcext:value-type="float">
            <text:p>4395422</text:p>
          </table:table-cell>
          <table:table-cell office:value-type="float" office:value="52" calcext:value-type="float">
            <text:p>5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1890" calcext:value-type="float">
            <text:p>2501890</text:p>
          </table:table-cell>
          <table:table-cell office:value-type="float" office:value="43.6" calcext:value-type="float">
            <text:p>43,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763803" calcext:value-type="float">
            <text:p>67638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50852" calcext:value-type="float">
            <text:p>10950852</text:p>
          </table:table-cell>
          <table:table-cell office:value-type="float" office:value="45" calcext:value-type="float">
            <text:p>4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57093" calcext:value-type="float">
            <text:p>12357093</text:p>
          </table:table-cell>
          <table:table-cell office:value-type="float" office:value="42" calcext:value-type="float">
            <text:p>4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298492" calcext:value-type="float">
            <text:p>72984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55526" calcext:value-type="float">
            <text:p>12455526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1703" calcext:value-type="float">
            <text:p>1631703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448086" calcext:value-type="float">
            <text:p>64480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34313" calcext:value-type="float">
            <text:p>11034313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1848" calcext:value-type="float">
            <text:p>12021848</text:p>
          </table:table-cell>
          <table:table-cell office:value-type="float" office:value="49" calcext:value-type="float">
            <text:p>4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444124" calcext:value-type="float">
            <text:p>64441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12341" calcext:value-type="float">
            <text:p>11512341</text:p>
          </table:table-cell>
          <table:table-cell office:value-type="float" office:value="44" calcext:value-type="float">
            <text:p>4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01996" calcext:value-type="float">
            <text:p>10201996</text:p>
          </table:table-cell>
          <table:table-cell office:value-type="float" office:value="45" calcext:value-type="float">
            <text:p>4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117496" calcext:value-type="float">
            <text:p>61174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92166" calcext:value-type="float">
            <text:p>12292166</text:p>
          </table:table-cell>
          <table:table-cell office:value-type="float" office:value="51.5" calcext:value-type="float">
            <text:p>51,5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2700" calcext:value-type="float">
            <text:p>11322700</text:p>
          </table:table-cell>
          <table:table-cell office:value-type="float" office:value="86" calcext:value-type="float">
            <text:p>8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022382" calcext:value-type="float">
            <text:p>7022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9410" calcext:value-type="float">
            <text:p>11029410</text:p>
          </table:table-cell>
          <table:table-cell office:value-type="float" office:value="66" calcext:value-type="float">
            <text:p>6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0130" calcext:value-type="float">
            <text:p>4270130</text:p>
          </table:table-cell>
          <table:table-cell office:value-type="float" office:value="57" calcext:value-type="float">
            <text:p>5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939247" calcext:value-type="float">
            <text:p>39392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50429" calcext:value-type="float">
            <text:p>12850429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6798" calcext:value-type="float">
            <text:p>4096798</text:p>
          </table:table-cell>
          <table:table-cell office:value-type="float" office:value="53" calcext:value-type="float">
            <text:p>5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253711" calcext:value-type="float">
            <text:p>42537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0211" calcext:value-type="float">
            <text:p>2660211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6729" calcext:value-type="float">
            <text:p>2996729</text:p>
          </table:table-cell>
          <table:table-cell office:value-type="float" office:value="54.5" calcext:value-type="float">
            <text:p>5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642704" calcext:value-type="float">
            <text:p>46427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435" calcext:value-type="float">
            <text:p>2499435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0960" calcext:value-type="float">
            <text:p>7650960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892996" calcext:value-type="float">
            <text:p>38929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51757" calcext:value-type="float">
            <text:p>12951757</text:p>
          </table:table-cell>
          <table:table-cell office:value-type="float" office:value="41" calcext:value-type="float">
            <text:p>41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1960" calcext:value-type="float">
            <text:p>1861960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91006" calcext:value-type="float">
            <text:p>70910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8296" calcext:value-type="float">
            <text:p>2688296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9167" calcext:value-type="float">
            <text:p>12689167</text:p>
          </table:table-cell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844585" calcext:value-type="float">
            <text:p>38445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89297" calcext:value-type="float">
            <text:p>11389297</text:p>
          </table:table-cell>
          <table:table-cell office:value-type="float" office:value="45" calcext:value-type="float">
            <text:p>45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75965" calcext:value-type="float">
            <text:p>13275965</text:p>
          </table:table-cell>
          <table:table-cell office:value-type="float" office:value="54" calcext:value-type="float">
            <text:p>5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903848" calcext:value-type="float">
            <text:p>39038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15932" calcext:value-type="float">
            <text:p>11915932</text:p>
          </table:table-cell>
          <table:table-cell office:value-type="float" office:value="38" calcext:value-type="float">
            <text:p>38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26271" calcext:value-type="float">
            <text:p>10926271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633711" calcext:value-type="float">
            <text:p>46337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54466" calcext:value-type="float">
            <text:p>11854466</text:p>
          </table:table-cell>
          <table:table-cell office:value-type="float" office:value="41.6" calcext:value-type="float">
            <text:p>41,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31630" calcext:value-type="float">
            <text:p>12731630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11659" calcext:value-type="float">
            <text:p>38116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9693" calcext:value-type="float">
            <text:p>2549693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7431" calcext:value-type="float">
            <text:p>12527431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926598" calcext:value-type="float">
            <text:p>39265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09849" calcext:value-type="float">
            <text:p>11709849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8651" calcext:value-type="float">
            <text:p>3708651</text:p>
          </table:table-cell>
          <table:table-cell office:value-type="float" office:value="45.5" calcext:value-type="float">
            <text:p>45,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955823" calcext:value-type="float">
            <text:p>395582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77221" calcext:value-type="float">
            <text:p>10777221</text:p>
          </table:table-cell>
          <table:table-cell office:value-type="float" office:value="47" calcext:value-type="float">
            <text:p>47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92230" calcext:value-type="float">
            <text:p>12692230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525888" calcext:value-type="float">
            <text:p>752588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70955" calcext:value-type="float">
            <text:p>12670955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9055" calcext:value-type="float">
            <text:p>12319055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741876" calcext:value-type="float">
            <text:p>37418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62570" calcext:value-type="float">
            <text:p>11062570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7981" calcext:value-type="float">
            <text:p>11987981</text:p>
          </table:table-cell>
          <table:table-cell office:value-type="float" office:value="47" calcext:value-type="float">
            <text:p>4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309156" calcext:value-type="float">
            <text:p>63091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6155" calcext:value-type="float">
            <text:p>1616155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3150" calcext:value-type="float">
            <text:p>10443150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238622" calcext:value-type="float">
            <text:p>42386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89384" calcext:value-type="float">
            <text:p>11989384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7259" calcext:value-type="float">
            <text:p>11717259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38606" calcext:value-type="float">
            <text:p>37386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56998" calcext:value-type="float">
            <text:p>11556998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51952" calcext:value-type="float">
            <text:p>12451952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78274" calcext:value-type="float">
            <text:p>62782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86425" calcext:value-type="float">
            <text:p>11586425</text:p>
          </table:table-cell>
          <table:table-cell office:value-type="float" office:value="45.5" calcext:value-type="float">
            <text:p>45,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9175" calcext:value-type="float">
            <text:p>12319175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89603" calcext:value-type="float">
            <text:p>378960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39044" calcext:value-type="float">
            <text:p>10939044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4139" calcext:value-type="float">
            <text:p>10464139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98197" calcext:value-type="float">
            <text:p>37981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25303" calcext:value-type="float">
            <text:p>10325303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21142" calcext:value-type="float">
            <text:p>12221142</text:p>
          </table:table-cell>
          <table:table-cell office:value-type="float" office:value="48.5" calcext:value-type="float">
            <text:p>48,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882602" calcext:value-type="float">
            <text:p>38826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7740" calcext:value-type="float">
            <text:p>2307740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33902" calcext:value-type="float">
            <text:p>10533902</text:p>
          </table:table-cell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833637" calcext:value-type="float">
            <text:p>483363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63762" calcext:value-type="float">
            <text:p>11963762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6027" calcext:value-type="float">
            <text:p>1636027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396363" calcext:value-type="float">
            <text:p>43963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65230" calcext:value-type="float">
            <text:p>12065230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72181" calcext:value-type="float">
            <text:p>10572181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721117" calcext:value-type="float">
            <text:p>57211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80189" calcext:value-type="float">
            <text:p>11780189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73837" calcext:value-type="float">
            <text:p>15073837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706123" calcext:value-type="float">
            <text:p>67061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2355" calcext:value-type="float">
            <text:p>3322355</text:p>
          </table:table-cell>
          <table:table-cell office:value-type="float" office:value="51" calcext:value-type="float">
            <text:p>5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840" calcext:value-type="float">
            <text:p>3752840</text:p>
          </table:table-cell>
          <table:table-cell office:value-type="float" office:value="58.4" calcext:value-type="float">
            <text:p>58,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256417" calcext:value-type="float">
            <text:p>425641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6913" calcext:value-type="float">
            <text:p>11996913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5440" calcext:value-type="float">
            <text:p>1091544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614119" calcext:value-type="float">
            <text:p>36141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21195" calcext:value-type="float">
            <text:p>12521195</text:p>
          </table:table-cell>
          <table:table-cell office:value-type="float" office:value="41.6" calcext:value-type="float">
            <text:p>41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3373" calcext:value-type="float">
            <text:p>974337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640901" calcext:value-type="float">
            <text:p>364090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597" calcext:value-type="float">
            <text:p>2263597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4000" calcext:value-type="float">
            <text:p>11274000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988676" calcext:value-type="float">
            <text:p>398867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161" calcext:value-type="float">
            <text:p>2338161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2247" calcext:value-type="float">
            <text:p>7372247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119951" calcext:value-type="float">
            <text:p>411995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32966" calcext:value-type="float">
            <text:p>12132966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5609" calcext:value-type="float">
            <text:p>5635609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83479" calcext:value-type="float">
            <text:p>37834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4116" calcext:value-type="float">
            <text:p>2454116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39025" calcext:value-type="float">
            <text:p>10139025</text:p>
          </table:table-cell>
          <table:table-cell office:value-type="float" office:value="57.4" calcext:value-type="float">
            <text:p>57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72465" calcext:value-type="float">
            <text:p>69724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25028" calcext:value-type="float">
            <text:p>11225028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2241" calcext:value-type="float">
            <text:p>2892241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683737" calcext:value-type="float">
            <text:p>368373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7109" calcext:value-type="float">
            <text:p>2687109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3008" calcext:value-type="float">
            <text:p>9363008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105819" calcext:value-type="float">
            <text:p>510581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98550" calcext:value-type="float">
            <text:p>4098550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47237" calcext:value-type="float">
            <text:p>10647237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189189" calcext:value-type="float">
            <text:p>418918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08943" calcext:value-type="float">
            <text:p>11608943</text:p>
          </table:table-cell>
          <table:table-cell office:value-type="float" office:value="40.6" calcext:value-type="float">
            <text:p>40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0373" calcext:value-type="float">
            <text:p>5630373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24346" calcext:value-type="float">
            <text:p>37243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15236" calcext:value-type="float">
            <text:p>10915236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7645" calcext:value-type="float">
            <text:p>2827645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23291" calcext:value-type="float">
            <text:p>7223291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66082" calcext:value-type="float">
            <text:p>11166082</text:p>
          </table:table-cell>
          <table:table-cell office:value-type="float" office:value="49" calcext:value-type="float">
            <text:p>49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0306" calcext:value-type="float">
            <text:p>11150306</text:p>
          </table:table-cell>
          <table:table-cell office:value-type="float" office:value="49.5" calcext:value-type="float">
            <text:p>49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54888" calcext:value-type="float">
            <text:p>67548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5565" calcext:value-type="float">
            <text:p>2425565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27063" calcext:value-type="float">
            <text:p>1092706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389597" calcext:value-type="float">
            <text:p>838959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1355" calcext:value-type="float">
            <text:p>2561355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3168" calcext:value-type="float">
            <text:p>3513168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676048" calcext:value-type="float">
            <text:p>3676048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9265" calcext:value-type="float">
            <text:p>11869265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10289" calcext:value-type="float">
            <text:p>12910289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52001" calcext:value-type="float">
            <text:p>695200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18197" calcext:value-type="float">
            <text:p>11718197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94034" calcext:value-type="float">
            <text:p>12394034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201331" calcext:value-type="float">
            <text:p>620133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59192" calcext:value-type="float">
            <text:p>12859192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59621" calcext:value-type="float">
            <text:p>13259621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10616" calcext:value-type="float">
            <text:p>711061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34683" calcext:value-type="float">
            <text:p>3134683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0343" calcext:value-type="float">
            <text:p>9220343</text:p>
          </table:table-cell>
          <table:table-cell office:value-type="float" office:value="47.5" calcext:value-type="float">
            <text:p>47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03209" calcext:value-type="float">
            <text:p>690320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22784" calcext:value-type="float">
            <text:p>14122784</text:p>
          </table:table-cell>
          <table:table-cell office:value-type="float" office:value="42.6" calcext:value-type="float">
            <text:p>42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29407" calcext:value-type="float">
            <text:p>12329407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096214" calcext:value-type="float">
            <text:p>609621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02947" calcext:value-type="float">
            <text:p>10802947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49785" calcext:value-type="float">
            <text:p>11149785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161669" calcext:value-type="float">
            <text:p>616166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5404" calcext:value-type="float">
            <text:p>10715404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2104" calcext:value-type="float">
            <text:p>1652104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147416" calcext:value-type="float">
            <text:p>514741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02518" calcext:value-type="float">
            <text:p>12902518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8308" calcext:value-type="float">
            <text:p>1648308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06614" calcext:value-type="float">
            <text:p>7506614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36226" calcext:value-type="float">
            <text:p>2836226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78170" calcext:value-type="float">
            <text:p>11678170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740154" calcext:value-type="float">
            <text:p>774015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4639" calcext:value-type="float">
            <text:p>10714639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64735" calcext:value-type="float">
            <text:p>11164735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13333" calcext:value-type="float">
            <text:p>721333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61899" calcext:value-type="float">
            <text:p>12061899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0780" calcext:value-type="float">
            <text:p>2700780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50903" calcext:value-type="float">
            <text:p>355090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3807" calcext:value-type="float">
            <text:p>11093807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5851" calcext:value-type="float">
            <text:p>10795851</text:p>
          </table:table-cell>
          <table:table-cell office:value-type="float" office:value="60.4" calcext:value-type="float">
            <text:p>60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656596" calcext:value-type="float">
            <text:p>965659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58371" calcext:value-type="float">
            <text:p>11258371</text:p>
          </table:table-cell>
          <table:table-cell office:value-type="float" office:value="39.6" calcext:value-type="float">
            <text:p>39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7769" calcext:value-type="float">
            <text:p>9847769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880341" calcext:value-type="float">
            <text:p>1088034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46455" calcext:value-type="float">
            <text:p>11846455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4174" calcext:value-type="float">
            <text:p>10914174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46543" calcext:value-type="float">
            <text:p>72465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5809" calcext:value-type="float">
            <text:p>11025809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9965" calcext:value-type="float">
            <text:p>10399965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431808" calcext:value-type="float">
            <text:p>743180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14690" calcext:value-type="float">
            <text:p>12114690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85595" calcext:value-type="float">
            <text:p>11385595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856023" calcext:value-type="float">
            <text:p>785602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3409" calcext:value-type="float">
            <text:p>12303409</text:p>
          </table:table-cell>
          <table:table-cell office:value-type="float" office:value="62" calcext:value-type="float">
            <text:p>6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23313" calcext:value-type="float">
            <text:p>1152331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443799" calcext:value-type="float">
            <text:p>544379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24617" calcext:value-type="float">
            <text:p>12124617</text:p>
          </table:table-cell>
          <table:table-cell office:value-type="float" office:value="43" calcext:value-type="float">
            <text:p>43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92503" calcext:value-type="float">
            <text:p>11092503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868911" calcext:value-type="float">
            <text:p>58689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09316" calcext:value-type="float">
            <text:p>11709316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3615" calcext:value-type="float">
            <text:p>11323615</text:p>
          </table:table-cell>
          <table:table-cell office:value-type="float" office:value="48.5" calcext:value-type="float">
            <text:p>48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242465" calcext:value-type="float">
            <text:p>72424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7228" calcext:value-type="float">
            <text:p>1557228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8389" calcext:value-type="float">
            <text:p>11118389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15067" calcext:value-type="float">
            <text:p>67150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28703" calcext:value-type="float">
            <text:p>11328703</text:p>
          </table:table-cell>
          <table:table-cell office:value-type="float" office:value="40.6" calcext:value-type="float">
            <text:p>40,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88064" calcext:value-type="float">
            <text:p>10888064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88181" calcext:value-type="float">
            <text:p>71881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09023" calcext:value-type="float">
            <text:p>10909023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26977" calcext:value-type="float">
            <text:p>11126977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841945" calcext:value-type="float">
            <text:p>58419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07566" calcext:value-type="float">
            <text:p>10307566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61922" calcext:value-type="float">
            <text:p>11361922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90904" calcext:value-type="float">
            <text:p>69909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75596" calcext:value-type="float">
            <text:p>1167559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701" calcext:value-type="float">
            <text:p>1580701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634562" calcext:value-type="float">
            <text:p>563456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35465" calcext:value-type="float">
            <text:p>11935465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02908" calcext:value-type="float">
            <text:p>11802908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109499" calcext:value-type="float">
            <text:p>510949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1052" calcext:value-type="float">
            <text:p>2621052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13639" calcext:value-type="float">
            <text:p>12013639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027820" calcext:value-type="float">
            <text:p>402782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90565" calcext:value-type="float">
            <text:p>10590565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09593" calcext:value-type="float">
            <text:p>11509593</text:p>
          </table:table-cell>
          <table:table-cell office:value-type="float" office:value="47.5" calcext:value-type="float">
            <text:p>47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468000" calcext:value-type="float">
            <text:p>546800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49832" calcext:value-type="float">
            <text:p>11149832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4588" calcext:value-type="float">
            <text:p>12434588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62507" calcext:value-type="float">
            <text:p>75625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0649" calcext:value-type="float">
            <text:p>3050649</text:p>
          </table:table-cell>
          <table:table-cell office:value-type="float" office:value="56.4" calcext:value-type="float">
            <text:p>56,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4682" calcext:value-type="float">
            <text:p>2744682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481693" calcext:value-type="float">
            <text:p>44816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67088" calcext:value-type="float">
            <text:p>11667088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1665" calcext:value-type="float">
            <text:p>3251665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45069" calcext:value-type="float">
            <text:p>69450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8453" calcext:value-type="float">
            <text:p>11058453</text:p>
          </table:table-cell>
          <table:table-cell office:value-type="float" office:value="45" calcext:value-type="float">
            <text:p>4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30185" calcext:value-type="float">
            <text:p>1123018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142151" calcext:value-type="float">
            <text:p>91421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41581" calcext:value-type="float">
            <text:p>3141581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89079" calcext:value-type="float">
            <text:p>12389079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853497" calcext:value-type="float">
            <text:p>58534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18327" calcext:value-type="float">
            <text:p>10818327</text:p>
          </table:table-cell>
          <table:table-cell office:value-type="float" office:value="57" calcext:value-type="float">
            <text:p>57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61003" calcext:value-type="float">
            <text:p>12061003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739047" calcext:value-type="float">
            <text:p>47390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91701" calcext:value-type="float">
            <text:p>9291701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9169207.07" calcext:value-type="float">
            <text:p>9169207,07</text:p>
          </table:table-cell>
          <table:table-cell table:formula="of:=AVERAGE([.C236:.C335])" office:value-type="float" office:value="56.595" calcext:value-type="float">
            <text:p>56,595</text:p>
          </table:table-cell>
          <table:table-cell table:formula="of:=AVERAGE([.D236:.D335])" office:value-type="float" office:value="3.441" calcext:value-type="float">
            <text:p>3,441</text:p>
          </table:table-cell>
          <table:table-cell table:number-columns-repeated="2"/>
          <table:table-cell table:formula="of:=AVERAGE([.G236:.G335])" office:value-type="float" office:value="5959008.27" calcext:value-type="float">
            <text:p>5959008,27</text:p>
          </table:table-cell>
          <table:table-cell table:formula="of:=AVERAGE([.H236:.H335])" office:value-type="float" office:value="100.4" calcext:value-type="float">
            <text:p>100,4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095191.57" calcext:value-type="float">
            <text:p>9095191,57</text:p>
          </table:table-cell>
          <table:table-cell table:formula="of:=AVERAGE([.M236:.M335])" office:value-type="float" office:value="52.388" calcext:value-type="float">
            <text:p>52,388</text:p>
          </table:table-cell>
          <table:table-cell table:formula="of:=AVERAGE([.N236:.N335])" office:value-type="float" office:value="6.214" calcext:value-type="float">
            <text:p>6,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846669.02307875" calcext:value-type="float">
            <text:p>3846669,02307875</text:p>
          </table:table-cell>
          <table:table-cell table:formula="of:=STDEVP([.C236:.C335])" office:value-type="float" office:value="23.3540761966728" calcext:value-type="float">
            <text:p>23,3540761966728</text:p>
          </table:table-cell>
          <table:table-cell table:formula="of:=STDEVP([.D236:.D335])" office:value-type="float" office:value="0.54020273971908" calcext:value-type="float">
            <text:p>0,54020273971908</text:p>
          </table:table-cell>
          <table:table-cell table:number-columns-repeated="2"/>
          <table:table-cell table:formula="of:=STDEVP([.G236:.G335])" office:value-type="float" office:value="2473720.67855435" calcext:value-type="float">
            <text:p>2473720,67855435</text:p>
          </table:table-cell>
          <table:table-cell table:formula="of:=STDEVP([.H236:.H335])" office:value-type="float" office:value="2.03469899493758" calcext:value-type="float">
            <text:p>2,03469899493758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123050.07816131" calcext:value-type="float">
            <text:p>4123050,07816131</text:p>
          </table:table-cell>
          <table:table-cell table:formula="of:=STDEVP([.M236:.M335])" office:value-type="float" office:value="30.3230449658342" calcext:value-type="float">
            <text:p>30,3230449658342</text:p>
          </table:table-cell>
          <table:table-cell table:formula="of:=STDEVP([.N236:.N335])" office:value-type="float" office:value="0.755250951671031" calcext:value-type="float">
            <text:p>0,7552509516710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0964261" calcext:value-type="float">
            <text:p>10964261</text:p>
          </table:table-cell>
          <table:table-cell table:formula="of:=MEDIAN([.C236:.C335])" office:value-type="float" office:value="49" calcext:value-type="float">
            <text:p>49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5847721" calcext:value-type="float">
            <text:p>5847721</text:p>
          </table:table-cell>
          <table:table-cell table:formula="of:=MEDIAN([.H236:.H335])" office:value-type="float" office:value="101" calcext:value-type="float">
            <text:p>101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157957" calcext:value-type="float">
            <text:p>11157957</text:p>
          </table:table-cell>
          <table:table-cell table:formula="of:=MEDIAN([.M236:.M335])" office:value-type="float" office:value="44" calcext:value-type="float">
            <text:p>44</text:p>
          </table:table-cell>
          <table:table-cell table:formula="of:=MEDIAN([.N236:.N335])"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9051747.16" calcext:value-type="float">
            <text:p>9051747,16</text:p>
          </table:table-cell>
          <table:table-cell table:formula="of:=AVERAGE([.C236:.C285])" office:value-type="float" office:value="61.766" calcext:value-type="float">
            <text:p>61,766</text:p>
          </table:table-cell>
          <table:table-cell table:formula="of:=AVERAGE([.D236:.D285])" office:value-type="float" office:value="3.094" calcext:value-type="float">
            <text:p>3,094</text:p>
          </table:table-cell>
          <table:table-cell table:number-columns-repeated="2"/>
          <table:table-cell table:formula="of:=AVERAGE([.G236:.G285])" office:value-type="float" office:value="5848815.52" calcext:value-type="float">
            <text:p>5848815,52</text:p>
          </table:table-cell>
          <table:table-cell table:formula="of:=AVERAGE([.H236:.H285])" office:value-type="float" office:value="100.8" calcext:value-type="float">
            <text:p>100,8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9114094.8" calcext:value-type="float">
            <text:p>9114094,8</text:p>
          </table:table-cell>
          <table:table-cell table:formula="of:=AVERAGE([.M236:.M285])" office:value-type="float" office:value="60.528" calcext:value-type="float">
            <text:p>60,528</text:p>
          </table:table-cell>
          <table:table-cell table:formula="of:=AVERAGE([.N236:.N285])" office:value-type="float" office:value="5.928" calcext:value-type="float">
            <text:p>5,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286666.98" calcext:value-type="float">
            <text:p>9286666,98</text:p>
          </table:table-cell>
          <table:table-cell table:formula="of:=AVERAGE([.C286:.C335])" office:value-type="float" office:value="51.424" calcext:value-type="float">
            <text:p>51,424</text:p>
          </table:table-cell>
          <table:table-cell table:formula="of:=AVERAGE([.D286:.D335])" office:value-type="float" office:value="3.788" calcext:value-type="float">
            <text:p>3,788</text:p>
          </table:table-cell>
          <table:table-cell table:number-columns-repeated="2"/>
          <table:table-cell table:formula="of:=AVERAGE([.G286:.G335])" office:value-type="float" office:value="6069201.02" calcext:value-type="float">
            <text:p>6069201,02</text:p>
          </table:table-cell>
          <table:table-cell table:formula="of:=AVERAGE([.H286:.H335])" office:value-type="float" office:value="100" calcext:value-type="float">
            <text:p>100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9076288.34" calcext:value-type="float">
            <text:p>9076288,34</text:p>
          </table:table-cell>
          <table:table-cell table:formula="of:=AVERAGE([.M286:.M335])" office:value-type="float" office:value="44.248" calcext:value-type="float">
            <text:p>44,248</text:p>
          </table:table-cell>
          <table:table-cell table:formula="of:=AVERAGE([.N286:.N335])"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3669923.50308593" calcext:value-type="float">
            <text:p>3669923,50308593</text:p>
          </table:table-cell>
          <table:table-cell table:formula="of:=STDEVP([.C286:.C335])" office:value-type="float" office:value="4.7182437410545" calcext:value-type="float">
            <text:p>4,7182437410545</text:p>
          </table:table-cell>
          <table:table-cell table:formula="of:=STDEVP([.D286:.D335])" office:value-type="float" office:value="0.0324961536185437" calcext:value-type="float">
            <text:p>0,032496153618544</text:p>
          </table:table-cell>
          <table:table-cell table:number-columns-repeated="2"/>
          <table:table-cell table:formula="of:=STDEVP([.G286:.G335])" office:value-type="float" office:value="1695054.65912924" calcext:value-type="float">
            <text:p>1695054,65912924</text:p>
          </table:table-cell>
          <table:table-cell table:formula="of:=STDEVP([.H286:.H335])" office:value-type="float" office:value="2.43310501211929" calcext:value-type="float">
            <text:p>2,43310501211929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4021683.48763897" calcext:value-type="float">
            <text:p>4021683,48763897</text:p>
          </table:table-cell>
          <table:table-cell table:formula="of:=STDEVP([.M286:.M335])" office:value-type="float" office:value="5.34768136672334" calcext:value-type="float">
            <text:p>5,34768136672334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1008826" calcext:value-type="float">
            <text:p>11008826</text:p>
          </table:table-cell>
          <table:table-cell table:formula="of:=MEDIAN([.C236:.C285])" office:value-type="float" office:value="51" calcext:value-type="float">
            <text:p>51</text:p>
          </table:table-cell>
          <table:table-cell table:formula="of:=MEDIAN([.D236:.D285])" office:value-type="float" office:value="3.25" calcext:value-type="float">
            <text:p>3,25</text:p>
          </table:table-cell>
          <table:table-cell table:number-columns-repeated="2"/>
          <table:table-cell table:formula="of:=MEDIAN([.G236:.G285])" office:value-type="float" office:value="4738170.5" calcext:value-type="float">
            <text:p>4738170,5</text:p>
          </table:table-cell>
          <table:table-cell table:formula="of:=MEDIAN([.H236:.H285])" office:value-type="float" office:value="101" calcext:value-type="float">
            <text:p>101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423117" calcext:value-type="float">
            <text:p>11423117</text:p>
          </table:table-cell>
          <table:table-cell table:formula="of:=MEDIAN([.M236:.M285])" office:value-type="float" office:value="45" calcext:value-type="float">
            <text:p>45</text:p>
          </table:table-cell>
          <table:table-cell table:formula="of:=MEDIAN([.N236:.N285])"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921251.5" calcext:value-type="float">
            <text:p>10921251,5</text:p>
          </table:table-cell>
          <table:table-cell table:formula="of:=MEDIAN([.C286:.C335])" office:value-type="float" office:value="49" calcext:value-type="float">
            <text:p>49</text:p>
          </table:table-cell>
          <table:table-cell table:formula="of:=MEDIAN([.D286:.D335])" office:value-type="float" office:value="3.8" calcext:value-type="float">
            <text:p>3,8</text:p>
          </table:table-cell>
          <table:table-cell table:number-columns-repeated="2"/>
          <table:table-cell table:formula="of:=MEDIAN([.G286:.G335])" office:value-type="float" office:value="6128941.5" calcext:value-type="float">
            <text:p>6128941,5</text:p>
          </table:table-cell>
          <table:table-cell table:formula="of:=MEDIAN([.H286:.H335])" office:value-type="float" office:value="101" calcext:value-type="float">
            <text:p>10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1076130" calcext:value-type="float">
            <text:p>11076130</text:p>
          </table:table-cell>
          <table:table-cell table:formula="of:=MEDIAN([.M286:.M335])" office:value-type="float" office:value="42" calcext:value-type="float">
            <text:p>42</text:p>
          </table:table-cell>
          <table:table-cell table:formula="of:=MEDIAN([.N286:.N335])" office:value-type="float" office:value="6.5" calcext:value-type="float">
            <text:p>6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968082" calcext:value-type="float">
            <text:p>9968082</text:p>
          </table:table-cell>
          <table:table-cell office:value-type="float" office:value="206.7" calcext:value-type="float">
            <text:p>20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6522753" calcext:value-type="float">
            <text:p>652275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2805643" calcext:value-type="float">
            <text:p>12805643</text:p>
          </table:table-cell>
          <table:table-cell office:value-type="float" office:value="246.7" calcext:value-type="float">
            <text:p>246,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0149" calcext:value-type="float">
            <text:p>4410149</text:p>
          </table:table-cell>
          <table:table-cell office:value-type="float" office:value="194" calcext:value-type="float">
            <text:p>19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246857" calcext:value-type="float">
            <text:p>72468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9959" calcext:value-type="float">
            <text:p>2379959</text:p>
          </table:table-cell>
          <table:table-cell office:value-type="float" office:value="252.5" calcext:value-type="float">
            <text:p>252,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3891" calcext:value-type="float">
            <text:p>3693891</text:p>
          </table:table-cell>
          <table:table-cell office:value-type="float" office:value="136" calcext:value-type="float">
            <text:p>1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3633" calcext:value-type="float">
            <text:p>353363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61306" calcext:value-type="float">
            <text:p>4161306</text:p>
          </table:table-cell>
          <table:table-cell office:value-type="float" office:value="144" calcext:value-type="float">
            <text:p>14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879" calcext:value-type="float">
            <text:p>6153879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10241" calcext:value-type="float">
            <text:p>36102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07299" calcext:value-type="float">
            <text:p>10007299</text:p>
          </table:table-cell>
          <table:table-cell office:value-type="float" office:value="142" calcext:value-type="float">
            <text:p>14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3119" calcext:value-type="float">
            <text:p>3093119</text:p>
          </table:table-cell>
          <table:table-cell office:value-type="float" office:value="164" calcext:value-type="float">
            <text:p>16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35103" calcext:value-type="float">
            <text:p>683510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7733" calcext:value-type="float">
            <text:p>2397733</text:p>
          </table:table-cell>
          <table:table-cell office:value-type="float" office:value="168" calcext:value-type="float">
            <text:p>16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5454" calcext:value-type="float">
            <text:p>3215454</text:p>
          </table:table-cell>
          <table:table-cell office:value-type="float" office:value="123.8" calcext:value-type="float">
            <text:p>123,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684243" calcext:value-type="float">
            <text:p>36842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4976" calcext:value-type="float">
            <text:p>2354976</text:p>
          </table:table-cell>
          <table:table-cell office:value-type="float" office:value="135" calcext:value-type="float">
            <text:p>135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3547" calcext:value-type="float">
            <text:p>2623547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3668494" calcext:value-type="float">
            <text:p>366849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490" calcext:value-type="float">
            <text:p>1428490</text:p>
          </table:table-cell>
          <table:table-cell office:value-type="float" office:value="129" calcext:value-type="float">
            <text:p>12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2783" calcext:value-type="float">
            <text:p>1652783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472146" calcext:value-type="float">
            <text:p>347214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1198" calcext:value-type="float">
            <text:p>1571198</text:p>
          </table:table-cell>
          <table:table-cell office:value-type="float" office:value="155" calcext:value-type="float">
            <text:p>15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1734" calcext:value-type="float">
            <text:p>1721734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87083" calcext:value-type="float">
            <text:p>35870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4109" calcext:value-type="float">
            <text:p>1354109</text:p>
          </table:table-cell>
          <table:table-cell office:value-type="float" office:value="132" calcext:value-type="float">
            <text:p>13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3366" calcext:value-type="float">
            <text:p>1993366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144241" calcext:value-type="float">
            <text:p>61442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98255" calcext:value-type="float">
            <text:p>5798255</text:p>
          </table:table-cell>
          <table:table-cell office:value-type="float" office:value="136" calcext:value-type="float">
            <text:p>13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8339" calcext:value-type="float">
            <text:p>1528339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74497" calcext:value-type="float">
            <text:p>36744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41369" calcext:value-type="float">
            <text:p>5741369</text:p>
          </table:table-cell>
          <table:table-cell office:value-type="float" office:value="75.2" calcext:value-type="float">
            <text:p>75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3948" calcext:value-type="float">
            <text:p>1633948</text:p>
          </table:table-cell>
          <table:table-cell office:value-type="float" office:value="112" calcext:value-type="float">
            <text:p>11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29787" calcext:value-type="float">
            <text:p>38297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1356" calcext:value-type="float">
            <text:p>2311356</text:p>
          </table:table-cell>
          <table:table-cell office:value-type="float" office:value="98" calcext:value-type="float">
            <text:p>9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8316" calcext:value-type="float">
            <text:p>1628316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826920" calcext:value-type="float">
            <text:p>682692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8350" calcext:value-type="float">
            <text:p>5048350</text:p>
          </table:table-cell>
          <table:table-cell office:value-type="float" office:value="105" calcext:value-type="float">
            <text:p>105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3355" calcext:value-type="float">
            <text:p>1733355</text:p>
          </table:table-cell>
          <table:table-cell office:value-type="float" office:value="131" calcext:value-type="float">
            <text:p>13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870311" calcext:value-type="float">
            <text:p>38703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08602" calcext:value-type="float">
            <text:p>5708602</text:p>
          </table:table-cell>
          <table:table-cell office:value-type="float" office:value="107" calcext:value-type="float">
            <text:p>107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9209" calcext:value-type="float">
            <text:p>4579209</text:p>
          </table:table-cell>
          <table:table-cell office:value-type="float" office:value="107.9" calcext:value-type="float">
            <text:p>107,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39840" calcext:value-type="float">
            <text:p>723984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97834" calcext:value-type="float">
            <text:p>5897834</text:p>
          </table:table-cell>
          <table:table-cell office:value-type="float" office:value="134" calcext:value-type="float">
            <text:p>134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1598" calcext:value-type="float">
            <text:p>1831598</text:p>
          </table:table-cell>
          <table:table-cell office:value-type="float" office:value="96" calcext:value-type="float">
            <text:p>9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823714" calcext:value-type="float">
            <text:p>48237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25072" calcext:value-type="float">
            <text:p>6025072</text:p>
          </table:table-cell>
          <table:table-cell office:value-type="float" office:value="80" calcext:value-type="float">
            <text:p>80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5434" calcext:value-type="float">
            <text:p>2525434</text:p>
          </table:table-cell>
          <table:table-cell office:value-type="float" office:value="99" calcext:value-type="float">
            <text:p>9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95121" calcext:value-type="float">
            <text:p>36951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37134" calcext:value-type="float">
            <text:p>5937134</text:p>
          </table:table-cell>
          <table:table-cell office:value-type="float" office:value="115" calcext:value-type="float">
            <text:p>115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9035" calcext:value-type="float">
            <text:p>2539035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91191" calcext:value-type="float">
            <text:p>36911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0821" calcext:value-type="float">
            <text:p>1350821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5751" calcext:value-type="float">
            <text:p>3155751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639802" calcext:value-type="float">
            <text:p>36398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707" calcext:value-type="float">
            <text:p>2326707</text:p>
          </table:table-cell>
          <table:table-cell office:value-type="float" office:value="110" calcext:value-type="float">
            <text:p>110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3516" calcext:value-type="float">
            <text:p>4893516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068699" calcext:value-type="float">
            <text:p>40686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6182" calcext:value-type="float">
            <text:p>1636182</text:p>
          </table:table-cell>
          <table:table-cell office:value-type="float" office:value="91.1" calcext:value-type="float">
            <text:p>91,1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3954" calcext:value-type="float">
            <text:p>2543954</text:p>
          </table:table-cell>
          <table:table-cell office:value-type="float" office:value="82.2" calcext:value-type="float">
            <text:p>82,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33474" calcext:value-type="float">
            <text:p>37334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88866" calcext:value-type="float">
            <text:p>4288866</text:p>
          </table:table-cell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4405" calcext:value-type="float">
            <text:p>1634405</text:p>
          </table:table-cell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403994" calcext:value-type="float">
            <text:p>340399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1526" calcext:value-type="float">
            <text:p>1381526</text:p>
          </table:table-cell>
          <table:table-cell office:value-type="float" office:value="85" calcext:value-type="float">
            <text:p>85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8684" calcext:value-type="float">
            <text:p>5048684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974573" calcext:value-type="float">
            <text:p>397457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4494" calcext:value-type="float">
            <text:p>2204494</text:p>
          </table:table-cell>
          <table:table-cell office:value-type="float" office:value="84" calcext:value-type="float">
            <text:p>8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9472" calcext:value-type="float">
            <text:p>511947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752543" calcext:value-type="float">
            <text:p>57525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3824" calcext:value-type="float">
            <text:p>1313824</text:p>
          </table:table-cell>
          <table:table-cell office:value-type="float" office:value="75" calcext:value-type="float">
            <text:p>75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2259" calcext:value-type="float">
            <text:p>148225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70463" calcext:value-type="float">
            <text:p>40704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44270" calcext:value-type="float">
            <text:p>5344270</text:p>
          </table:table-cell>
          <table:table-cell office:value-type="float" office:value="83" calcext:value-type="float">
            <text:p>8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5568" calcext:value-type="float">
            <text:p>2535568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035155" calcext:value-type="float">
            <text:p>40351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9440" calcext:value-type="float">
            <text:p>1389440</text:p>
          </table:table-cell>
          <table:table-cell office:value-type="float" office:value="78" calcext:value-type="float">
            <text:p>7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3735" calcext:value-type="float">
            <text:p>1723735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166227" calcext:value-type="float">
            <text:p>416622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8135" calcext:value-type="float">
            <text:p>1348135</text:p>
          </table:table-cell>
          <table:table-cell office:value-type="float" office:value="82" calcext:value-type="float">
            <text:p>8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7855" calcext:value-type="float">
            <text:p>2467855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902534" calcext:value-type="float">
            <text:p>39025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9976" calcext:value-type="float">
            <text:p>1319976</text:p>
          </table:table-cell>
          <table:table-cell office:value-type="float" office:value="79" calcext:value-type="float">
            <text:p>7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5565" calcext:value-type="float">
            <text:p>2575565</text:p>
          </table:table-cell>
          <table:table-cell office:value-type="float" office:value="84.2" calcext:value-type="float">
            <text:p>84,2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7141346" calcext:value-type="float">
            <text:p>71413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45194" calcext:value-type="float">
            <text:p>4645194</text:p>
          </table:table-cell>
          <table:table-cell office:value-type="float" office:value="71.3" calcext:value-type="float">
            <text:p>71,3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9845" calcext:value-type="float">
            <text:p>2569845</text:p>
          </table:table-cell>
          <table:table-cell office:value-type="float" office:value="86" calcext:value-type="float">
            <text:p>86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5615402" calcext:value-type="float">
            <text:p>56154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6808" calcext:value-type="float">
            <text:p>1336808</text:p>
          </table:table-cell>
          <table:table-cell office:value-type="float" office:value="85" calcext:value-type="float">
            <text:p>85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3964" calcext:value-type="float">
            <text:p>2543964</text:p>
          </table:table-cell>
          <table:table-cell office:value-type="float" office:value="89" calcext:value-type="float">
            <text:p>89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656129" calcext:value-type="float">
            <text:p>36561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7235" calcext:value-type="float">
            <text:p>2507235</text:p>
          </table:table-cell>
          <table:table-cell office:value-type="float" office:value="72" calcext:value-type="float">
            <text:p>72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314" calcext:value-type="float">
            <text:p>1532314</text:p>
          </table:table-cell>
          <table:table-cell office:value-type="float" office:value="91" calcext:value-type="float">
            <text:p>9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6938848" calcext:value-type="float">
            <text:p>69388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1166" calcext:value-type="float">
            <text:p>1491166</text:p>
          </table:table-cell>
          <table:table-cell office:value-type="float" office:value="79" calcext:value-type="float">
            <text:p>7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2652" calcext:value-type="float">
            <text:p>4182652</text:p>
          </table:table-cell>
          <table:table-cell office:value-type="float" office:value="88" calcext:value-type="float">
            <text:p>8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179019" calcext:value-type="float">
            <text:p>41790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5874" calcext:value-type="float">
            <text:p>5575874</text:p>
          </table:table-cell>
          <table:table-cell office:value-type="float" office:value="86" calcext:value-type="float">
            <text:p>86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1491" calcext:value-type="float">
            <text:p>4391491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43585" calcext:value-type="float">
            <text:p>36435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21742" calcext:value-type="float">
            <text:p>5421742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5112" calcext:value-type="float">
            <text:p>1785112</text:p>
          </table:table-cell>
          <table:table-cell office:value-type="float" office:value="84" calcext:value-type="float">
            <text:p>8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29515" calcext:value-type="float">
            <text:p>372951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15659" calcext:value-type="float">
            <text:p>5715659</text:p>
          </table:table-cell>
          <table:table-cell office:value-type="float" office:value="84" calcext:value-type="float">
            <text:p>84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245" calcext:value-type="float">
            <text:p>1545245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4201983" calcext:value-type="float">
            <text:p>42019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6994" calcext:value-type="float">
            <text:p>4856994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490" calcext:value-type="float">
            <text:p>2706490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728039" calcext:value-type="float">
            <text:p>672803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1941" calcext:value-type="float">
            <text:p>5731941</text:p>
          </table:table-cell>
          <table:table-cell office:value-type="float" office:value="79.2" calcext:value-type="float">
            <text:p>79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8708" calcext:value-type="float">
            <text:p>1868708</text:p>
          </table:table-cell>
          <table:table-cell office:value-type="float" office:value="87" calcext:value-type="float">
            <text:p>8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840331" calcext:value-type="float">
            <text:p>38403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2454" calcext:value-type="float">
            <text:p>1312454</text:p>
          </table:table-cell>
          <table:table-cell office:value-type="float" office:value="83" calcext:value-type="float">
            <text:p>83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6235" calcext:value-type="float">
            <text:p>1516235</text:p>
          </table:table-cell>
          <table:table-cell office:value-type="float" office:value="82.2" calcext:value-type="float">
            <text:p>82,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855474" calcext:value-type="float">
            <text:p>38554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23762" calcext:value-type="float">
            <text:p>4823762</text:p>
          </table:table-cell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9398" calcext:value-type="float">
            <text:p>1839398</text:p>
          </table:table-cell>
          <table:table-cell office:value-type="float" office:value="82" calcext:value-type="float">
            <text:p>8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786402" calcext:value-type="float">
            <text:p>37864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9914" calcext:value-type="float">
            <text:p>4879914</text:p>
          </table:table-cell>
          <table:table-cell office:value-type="float" office:value="98" calcext:value-type="float">
            <text:p>98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5070" calcext:value-type="float">
            <text:p>1595070</text:p>
          </table:table-cell>
          <table:table-cell office:value-type="float" office:value="102" calcext:value-type="float">
            <text:p>10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142007" calcext:value-type="float">
            <text:p>614200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1984" calcext:value-type="float">
            <text:p>1361984</text:p>
          </table:table-cell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3586" calcext:value-type="float">
            <text:p>1483586</text:p>
          </table:table-cell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255270" calcext:value-type="float">
            <text:p>7255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0313" calcext:value-type="float">
            <text:p>1590313</text:p>
          </table:table-cell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480" calcext:value-type="float">
            <text:p>1478480</text:p>
          </table:table-cell>
          <table:table-cell office:value-type="float" office:value="92" calcext:value-type="float">
            <text:p>9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4151136" calcext:value-type="float">
            <text:p>415113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6532" calcext:value-type="float">
            <text:p>1376532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3887" calcext:value-type="float">
            <text:p>2283887</text:p>
          </table:table-cell>
          <table:table-cell office:value-type="float" office:value="97" calcext:value-type="float">
            <text:p>9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154579" calcext:value-type="float">
            <text:p>41545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2800" calcext:value-type="float">
            <text:p>1302800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7711" calcext:value-type="float">
            <text:p>3137711</text:p>
          </table:table-cell>
          <table:table-cell office:value-type="float" office:value="91" calcext:value-type="float">
            <text:p>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911585" calcext:value-type="float">
            <text:p>39115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9050" calcext:value-type="float">
            <text:p>1359050</text:p>
          </table:table-cell>
          <table:table-cell office:value-type="float" office:value="83.2" calcext:value-type="float">
            <text:p>83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0553" calcext:value-type="float">
            <text:p>3010553</text:p>
          </table:table-cell>
          <table:table-cell office:value-type="float" office:value="93" calcext:value-type="float">
            <text:p>9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076980" calcext:value-type="float">
            <text:p>40769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5202" calcext:value-type="float">
            <text:p>1395202</text:p>
          </table:table-cell>
          <table:table-cell office:value-type="float" office:value="79" calcext:value-type="float">
            <text:p>7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8935" calcext:value-type="float">
            <text:p>2528935</text:p>
          </table:table-cell>
          <table:table-cell office:value-type="float" office:value="87.1" calcext:value-type="float">
            <text:p>87,1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785078" calcext:value-type="float">
            <text:p>37850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93667" calcext:value-type="float">
            <text:p>5693667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6664" calcext:value-type="float">
            <text:p>2486664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24169" calcext:value-type="float">
            <text:p>372416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1984" calcext:value-type="float">
            <text:p>1401984</text:p>
          </table:table-cell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2085" calcext:value-type="float">
            <text:p>2502085</text:p>
          </table:table-cell>
          <table:table-cell office:value-type="float" office:value="88" calcext:value-type="float">
            <text:p>8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31504" calcext:value-type="float">
            <text:p>38315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6030" calcext:value-type="float">
            <text:p>4816030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3570" calcext:value-type="float">
            <text:p>2433570</text:p>
          </table:table-cell>
          <table:table-cell office:value-type="float" office:value="86" calcext:value-type="float">
            <text:p>8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021145" calcext:value-type="float">
            <text:p>70211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50000" calcext:value-type="float">
            <text:p>5550000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659" calcext:value-type="float">
            <text:p>1689659</text:p>
          </table:table-cell>
          <table:table-cell office:value-type="float" office:value="86" calcext:value-type="float">
            <text:p>8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97074" calcext:value-type="float">
            <text:p>369707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191" calcext:value-type="float">
            <text:p>2334191</text:p>
          </table:table-cell>
          <table:table-cell office:value-type="float" office:value="88" calcext:value-type="float">
            <text:p>8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7766" calcext:value-type="float">
            <text:p>2487766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622659" calcext:value-type="float">
            <text:p>46226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2042" calcext:value-type="float">
            <text:p>1442042</text:p>
          </table:table-cell>
          <table:table-cell office:value-type="float" office:value="78" calcext:value-type="float">
            <text:p>7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0862" calcext:value-type="float">
            <text:p>2490862</text:p>
          </table:table-cell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234522" calcext:value-type="float">
            <text:p>723452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5325" calcext:value-type="float">
            <text:p>1475325</text:p>
          </table:table-cell>
          <table:table-cell office:value-type="float" office:value="84.2" calcext:value-type="float">
            <text:p>84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5923" calcext:value-type="float">
            <text:p>2485923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07357" calcext:value-type="float">
            <text:p>37073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0810" calcext:value-type="float">
            <text:p>1370810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116" calcext:value-type="float">
            <text:p>1496116</text:p>
          </table:table-cell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29434" calcext:value-type="float">
            <text:p>412943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96999" calcext:value-type="float">
            <text:p>5596999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4830" calcext:value-type="float">
            <text:p>5384830</text:p>
          </table:table-cell>
          <table:table-cell office:value-type="float" office:value="81.2" calcext:value-type="float">
            <text:p>81,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894498" calcext:value-type="float">
            <text:p>689449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3526" calcext:value-type="float">
            <text:p>2723526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2628" calcext:value-type="float">
            <text:p>4292628</text:p>
          </table:table-cell>
          <table:table-cell office:value-type="float" office:value="87" calcext:value-type="float">
            <text:p>8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11651" calcext:value-type="float">
            <text:p>381165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2692" calcext:value-type="float">
            <text:p>1382692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35697" calcext:value-type="float">
            <text:p>19235697</text:p>
          </table:table-cell>
          <table:table-cell office:value-type="float" office:value="96" calcext:value-type="float">
            <text:p>9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78535" calcext:value-type="float">
            <text:p>397853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1922" calcext:value-type="float">
            <text:p>5541922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8687" calcext:value-type="float">
            <text:p>2828687</text:p>
          </table:table-cell>
          <table:table-cell office:value-type="float" office:value="97" calcext:value-type="float">
            <text:p>9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04485" calcext:value-type="float">
            <text:p>41044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812" calcext:value-type="float">
            <text:p>1519812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5945" calcext:value-type="float">
            <text:p>2815945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33017" calcext:value-type="float">
            <text:p>36330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068" calcext:value-type="float">
            <text:p>2330068</text:p>
          </table:table-cell>
          <table:table-cell office:value-type="float" office:value="80.2" calcext:value-type="float">
            <text:p>80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6539" calcext:value-type="float">
            <text:p>1776539</text:p>
          </table:table-cell>
          <table:table-cell office:value-type="float" office:value="97" calcext:value-type="float">
            <text:p>9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11369" calcext:value-type="float">
            <text:p>391136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0110" calcext:value-type="float">
            <text:p>4680110</text:p>
          </table:table-cell>
          <table:table-cell office:value-type="float" office:value="88" calcext:value-type="float">
            <text:p>8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8879" calcext:value-type="float">
            <text:p>8518879</text:p>
          </table:table-cell>
          <table:table-cell office:value-type="float" office:value="94" calcext:value-type="float">
            <text:p>9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020983" calcext:value-type="float">
            <text:p>702098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38437" calcext:value-type="float">
            <text:p>5438437</text:p>
          </table:table-cell>
          <table:table-cell office:value-type="float" office:value="73" calcext:value-type="float">
            <text:p>7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2326" calcext:value-type="float">
            <text:p>2872326</text:p>
          </table:table-cell>
          <table:table-cell office:value-type="float" office:value="94.1" calcext:value-type="float">
            <text:p>94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46969" calcext:value-type="float">
            <text:p>364696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3819" calcext:value-type="float">
            <text:p>2253819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5216" calcext:value-type="float">
            <text:p>3595216</text:p>
          </table:table-cell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43862" calcext:value-type="float">
            <text:p>38438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7908" calcext:value-type="float">
            <text:p>5147908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9462" calcext:value-type="float">
            <text:p>2559462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29974" calcext:value-type="float">
            <text:p>372997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09536" calcext:value-type="float">
            <text:p>5009536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0738" calcext:value-type="float">
            <text:p>3160738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42453" calcext:value-type="float">
            <text:p>35424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55534" calcext:value-type="float">
            <text:p>4655534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7082" calcext:value-type="float">
            <text:p>2377082</text:p>
          </table:table-cell>
          <table:table-cell office:value-type="float" office:value="86.1" calcext:value-type="float">
            <text:p>86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16128134" calcext:value-type="float">
            <text:p>1612813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56880" calcext:value-type="float">
            <text:p>5756880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333" calcext:value-type="float">
            <text:p>2523333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241358" calcext:value-type="float">
            <text:p>424135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328" calcext:value-type="float">
            <text:p>2328328</text:p>
          </table:table-cell>
          <table:table-cell office:value-type="float" office:value="81.2" calcext:value-type="float">
            <text:p>81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7456" calcext:value-type="float">
            <text:p>3737456</text:p>
          </table:table-cell>
          <table:table-cell office:value-type="float" office:value="95" calcext:value-type="float">
            <text:p>9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507145" calcext:value-type="float">
            <text:p>750714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0198" calcext:value-type="float">
            <text:p>2460198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7879" calcext:value-type="float">
            <text:p>2587879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20093" calcext:value-type="float">
            <text:p>442009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62986" calcext:value-type="float">
            <text:p>5562986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2359" calcext:value-type="float">
            <text:p>4012359</text:p>
          </table:table-cell>
          <table:table-cell office:value-type="float" office:value="99" calcext:value-type="float">
            <text:p>9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103943" calcext:value-type="float">
            <text:p>51039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894" calcext:value-type="float">
            <text:p>2312894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7429" calcext:value-type="float">
            <text:p>3937429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801635" calcext:value-type="float">
            <text:p>580163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0415" calcext:value-type="float">
            <text:p>4740415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7054" calcext:value-type="float">
            <text:p>5077054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29614" calcext:value-type="float">
            <text:p>37296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2711" calcext:value-type="float">
            <text:p>1412711</text:p>
          </table:table-cell>
          <table:table-cell office:value-type="float" office:value="87" calcext:value-type="float">
            <text:p>8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6333" calcext:value-type="float">
            <text:p>4706333</text:p>
          </table:table-cell>
          <table:table-cell office:value-type="float" office:value="82.2" calcext:value-type="float">
            <text:p>82,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273124" calcext:value-type="float">
            <text:p>42731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01557" calcext:value-type="float">
            <text:p>5301557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655" calcext:value-type="float">
            <text:p>1580655</text:p>
          </table:table-cell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70280" calcext:value-type="float">
            <text:p>34702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9766" calcext:value-type="float">
            <text:p>5019766</text:p>
          </table:table-cell>
          <table:table-cell office:value-type="float" office:value="77" calcext:value-type="float">
            <text:p>7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3580" calcext:value-type="float">
            <text:p>1523580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387437" calcext:value-type="float">
            <text:p>43874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7802" calcext:value-type="float">
            <text:p>1377802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2365" calcext:value-type="float">
            <text:p>2992365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950210" calcext:value-type="float">
            <text:p>69502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524" calcext:value-type="float">
            <text:p>2312524</text:p>
          </table:table-cell>
          <table:table-cell office:value-type="float" office:value="77.2" calcext:value-type="float">
            <text:p>77,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5380" calcext:value-type="float">
            <text:p>2715380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00244" calcext:value-type="float">
            <text:p>35002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90193" calcext:value-type="float">
            <text:p>2090193</text:p>
          </table:table-cell>
          <table:table-cell office:value-type="float" office:value="83" calcext:value-type="float">
            <text:p>8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10617" calcext:value-type="float">
            <text:p>10010617</text:p>
          </table:table-cell>
          <table:table-cell office:value-type="float" office:value="94" calcext:value-type="float">
            <text:p>9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921588" calcext:value-type="float">
            <text:p>59215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97575" calcext:value-type="float">
            <text:p>5597575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9756" calcext:value-type="float">
            <text:p>2719756</text:p>
          </table:table-cell>
          <table:table-cell office:value-type="float" office:value="92" calcext:value-type="float">
            <text:p>9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74417" calcext:value-type="float">
            <text:p>37744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04593" calcext:value-type="float">
            <text:p>5104593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2758" calcext:value-type="float">
            <text:p>1462758</text:p>
          </table:table-cell>
          <table:table-cell office:value-type="float" office:value="97" calcext:value-type="float">
            <text:p>97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210467" calcext:value-type="float">
            <text:p>72104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60769" calcext:value-type="float">
            <text:p>5460769</text:p>
          </table:table-cell>
          <table:table-cell office:value-type="float" office:value="87" calcext:value-type="float">
            <text:p>8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3086" calcext:value-type="float">
            <text:p>2853086</text:p>
          </table:table-cell>
          <table:table-cell office:value-type="float" office:value="95" calcext:value-type="float">
            <text:p>9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602900" calcext:value-type="float">
            <text:p>460290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8654" calcext:value-type="float">
            <text:p>1598654</text:p>
          </table:table-cell>
          <table:table-cell office:value-type="float" office:value="78" calcext:value-type="float">
            <text:p>7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3018" calcext:value-type="float">
            <text:p>3073018</text:p>
          </table:table-cell>
          <table:table-cell office:value-type="float" office:value="93" calcext:value-type="float">
            <text:p>9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074242" calcext:value-type="float">
            <text:p>40742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57337" calcext:value-type="float">
            <text:p>5257337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1182" calcext:value-type="float">
            <text:p>3031182</text:p>
          </table:table-cell>
          <table:table-cell office:value-type="float" office:value="96" calcext:value-type="float">
            <text:p>9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458667" calcext:value-type="float">
            <text:p>74586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5187" calcext:value-type="float">
            <text:p>1375187</text:p>
          </table:table-cell>
          <table:table-cell office:value-type="float" office:value="94" calcext:value-type="float">
            <text:p>9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237" calcext:value-type="float">
            <text:p>2471237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99287" calcext:value-type="float">
            <text:p>35992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79756" calcext:value-type="float">
            <text:p>4679756</text:p>
          </table:table-cell>
          <table:table-cell office:value-type="float" office:value="72.3" calcext:value-type="float">
            <text:p>72,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3772" calcext:value-type="float">
            <text:p>1593772</text:p>
          </table:table-cell>
          <table:table-cell office:value-type="float" office:value="88" calcext:value-type="float">
            <text:p>8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14115" calcext:value-type="float">
            <text:p>44141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8967" calcext:value-type="float">
            <text:p>4688967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4842" calcext:value-type="float">
            <text:p>2514842</text:p>
          </table:table-cell>
          <table:table-cell office:value-type="float" office:value="87.1" calcext:value-type="float">
            <text:p>87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926354" calcext:value-type="float">
            <text:p>69263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4507" calcext:value-type="float">
            <text:p>1384507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1378" calcext:value-type="float">
            <text:p>4621378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80333" calcext:value-type="float">
            <text:p>378033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18705" calcext:value-type="float">
            <text:p>4618705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190" calcext:value-type="float">
            <text:p>2580190</text:p>
          </table:table-cell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29562" calcext:value-type="float">
            <text:p>38295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1532" calcext:value-type="float">
            <text:p>2371532</text:p>
          </table:table-cell>
          <table:table-cell office:value-type="float" office:value="88" calcext:value-type="float">
            <text:p>8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3478" calcext:value-type="float">
            <text:p>1543478</text:p>
          </table:table-cell>
          <table:table-cell office:value-type="float" office:value="94" calcext:value-type="float">
            <text:p>9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97957" calcext:value-type="float">
            <text:p>38979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5591" calcext:value-type="float">
            <text:p>2305591</text:p>
          </table:table-cell>
          <table:table-cell office:value-type="float" office:value="74" calcext:value-type="float">
            <text:p>7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6572" calcext:value-type="float">
            <text:p>2146572</text:p>
          </table:table-cell>
          <table:table-cell office:value-type="float" office:value="90" calcext:value-type="float">
            <text:p>9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18211" calcext:value-type="float">
            <text:p>371821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51562" calcext:value-type="float">
            <text:p>5551562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150" calcext:value-type="float">
            <text:p>4700150</text:p>
          </table:table-cell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071181" calcext:value-type="float">
            <text:p>40711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09360" calcext:value-type="float">
            <text:p>4709360</text:p>
          </table:table-cell>
          <table:table-cell office:value-type="float" office:value="79" calcext:value-type="float">
            <text:p>7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7323" calcext:value-type="float">
            <text:p>2557323</text:p>
          </table:table-cell>
          <table:table-cell office:value-type="float" office:value="84.2" calcext:value-type="float">
            <text:p>84,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7336768" calcext:value-type="float">
            <text:p>73367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788" calcext:value-type="float">
            <text:p>1334788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1102" calcext:value-type="float">
            <text:p>5291102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48668" calcext:value-type="float">
            <text:p>41486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23582" calcext:value-type="float">
            <text:p>5623582</text:p>
          </table:table-cell>
          <table:table-cell office:value-type="float" office:value="82" calcext:value-type="float">
            <text:p>8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3998" calcext:value-type="float">
            <text:p>1483998</text:p>
          </table:table-cell>
          <table:table-cell office:value-type="float" office:value="86" calcext:value-type="float">
            <text:p>86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66634" calcext:value-type="float">
            <text:p>34666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3224" calcext:value-type="float">
            <text:p>1693224</text:p>
          </table:table-cell>
          <table:table-cell office:value-type="float" office:value="73.3" calcext:value-type="float">
            <text:p>73,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1586" calcext:value-type="float">
            <text:p>2561586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73552" calcext:value-type="float">
            <text:p>37735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43867" calcext:value-type="float">
            <text:p>5643867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7910" calcext:value-type="float">
            <text:p>1897910</text:p>
          </table:table-cell>
          <table:table-cell office:value-type="float" office:value="86.1" calcext:value-type="float">
            <text:p>86,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87573" calcext:value-type="float">
            <text:p>448757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35602" calcext:value-type="float">
            <text:p>5535602</text:p>
          </table:table-cell>
          <table:table-cell office:value-type="float" office:value="69" calcext:value-type="float">
            <text:p>6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7486" calcext:value-type="float">
            <text:p>5167486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50145" calcext:value-type="float">
            <text:p>36501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89401" calcext:value-type="float">
            <text:p>3389401</text:p>
          </table:table-cell>
          <table:table-cell office:value-type="float" office:value="86" calcext:value-type="float">
            <text:p>8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4727" calcext:value-type="float">
            <text:p>2544727</text:p>
          </table:table-cell>
          <table:table-cell office:value-type="float" office:value="82" calcext:value-type="float">
            <text:p>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91004" calcext:value-type="float">
            <text:p>37910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5215" calcext:value-type="float">
            <text:p>2375215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5429" calcext:value-type="float">
            <text:p>2645429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38518" calcext:value-type="float">
            <text:p>39385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65069" calcext:value-type="float">
            <text:p>5565069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140617.72" calcext:value-type="float">
            <text:p>3140617,72</text:p>
          </table:table-cell>
          <table:table-cell table:formula="of:=AVERAGE([.C351:.C450])" office:value-type="float" office:value="95.621" calcext:value-type="float">
            <text:p>95,621</text:p>
          </table:table-cell>
          <table:table-cell table:formula="of:=AVERAGE([.D351:.D450])" office:value-type="float" office:value="5.21700000000001" calcext:value-type="float">
            <text:p>5,21700000000001</text:p>
          </table:table-cell>
          <table:table-cell table:number-columns-repeated="2"/>
          <table:table-cell table:formula="of:=AVERAGE([.G351:.G450])" office:value-type="float" office:value="4749673.67" calcext:value-type="float">
            <text:p>4749673,67</text:p>
          </table:table-cell>
          <table:table-cell table:formula="of:=AVERAGE([.H351:.H450])" office:value-type="float" office:value="101.67" calcext:value-type="float">
            <text:p>101,67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584230.59" calcext:value-type="float">
            <text:p>3584230,59</text:p>
          </table:table-cell>
          <table:table-cell table:formula="of:=AVERAGE([.M351:.M450])" office:value-type="float" office:value="90.516" calcext:value-type="float">
            <text:p>90,516</text:p>
          </table:table-cell>
          <table:table-cell table:formula="of:=AVERAGE([.N351:.N450])" office:value-type="float" office:value="9.93200000000001" calcext:value-type="float">
            <text:p>9,932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273574.64809676" calcext:value-type="float">
            <text:p>2273574,64809676</text:p>
          </table:table-cell>
          <table:table-cell table:formula="of:=STDEVP([.C351:.C450])" office:value-type="float" office:value="19.753598634173" calcext:value-type="float">
            <text:p>19,753598634173</text:p>
          </table:table-cell>
          <table:table-cell table:formula="of:=STDEVP([.D351:.D450])" office:value-type="float" office:value="1.01548559812535" calcext:value-type="float">
            <text:p>1,01548559812535</text:p>
          </table:table-cell>
          <table:table-cell table:number-columns-repeated="2"/>
          <table:table-cell table:formula="of:=STDEVP([.G351:.G450])" office:value-type="float" office:value="1735673.41958481" calcext:value-type="float">
            <text:p>1735673,41958481</text:p>
          </table:table-cell>
          <table:table-cell table:formula="of:=STDEVP([.H351:.H450])" office:value-type="float" office:value="0.906145683651366" calcext:value-type="float">
            <text:p>0,906145683651366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111296.38982916" calcext:value-type="float">
            <text:p>2111296,38982916</text:p>
          </table:table-cell>
          <table:table-cell table:formula="of:=STDEVP([.M351:.M450])" office:value-type="float" office:value="29.7359167338086" calcext:value-type="float">
            <text:p>29,7359167338086</text:p>
          </table:table-cell>
          <table:table-cell table:formula="of:=STDEVP([.N351:.N450])" office:value-type="float" office:value="1.55723344428509" calcext:value-type="float">
            <text:p>1,557233444285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551025" calcext:value-type="float">
            <text:p>2551025</text:p>
          </table:table-cell>
          <table:table-cell table:formula="of:=MEDIAN([.C351:.C450])" office:value-type="float" office:value="90" calcext:value-type="float">
            <text:p>90</text:p>
          </table:table-cell>
          <table:table-cell table:formula="of:=MEDIAN([.D351:.D450])" office:value-type="float" office:value="5.8" calcext:value-type="float">
            <text:p>5,8</text:p>
          </table:table-cell>
          <table:table-cell table:number-columns-repeated="2"/>
          <table:table-cell table:formula="of:=MEDIAN([.G351:.G450])" office:value-type="float" office:value="4006845" calcext:value-type="float">
            <text:p>4006845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615380.5" calcext:value-type="float">
            <text:p>2615380,5</text:p>
          </table:table-cell>
          <table:table-cell table:formula="of:=MEDIAN([.M351:.M450])" office:value-type="float" office:value="81.6" calcext:value-type="float">
            <text:p>81,6</text:p>
          </table:table-cell>
          <table:table-cell table:formula="of:=MEDIAN([.N351:.N450])"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2782559.94" calcext:value-type="float">
            <text:p>2782559,94</text:p>
          </table:table-cell>
          <table:table-cell table:formula="of:=AVERAGE([.C351:.C400])" office:value-type="float" office:value="101.982" calcext:value-type="float">
            <text:p>101,982</text:p>
          </table:table-cell>
          <table:table-cell table:formula="of:=AVERAGE([.D351:.D400])" office:value-type="float" office:value="4.634" calcext:value-type="float">
            <text:p>4,634</text:p>
          </table:table-cell>
          <table:table-cell table:number-columns-repeated="2"/>
          <table:table-cell table:formula="of:=AVERAGE([.G351:.G400])" office:value-type="float" office:value="4641463.3" calcext:value-type="float">
            <text:p>4641463,3</text:p>
          </table:table-cell>
          <table:table-cell table:formula="of:=AVERAGE([.H351:.H400])" office:value-type="float" office:value="101.6" calcext:value-type="float">
            <text:p>101,6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579584.62" calcext:value-type="float">
            <text:p>3579584,62</text:p>
          </table:table-cell>
          <table:table-cell table:formula="of:=AVERAGE([.M351:.M400])" office:value-type="float" office:value="100.864" calcext:value-type="float">
            <text:p>100,864</text:p>
          </table:table-cell>
          <table:table-cell table:formula="of:=AVERAGE([.N351:.N400])" office:value-type="float" office:value="9.264" calcext:value-type="float">
            <text:p>9,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498675.5" calcext:value-type="float">
            <text:p>3498675,5</text:p>
          </table:table-cell>
          <table:table-cell table:formula="of:=AVERAGE([.C401:.C450])" office:value-type="float" office:value="89.26" calcext:value-type="float">
            <text:p>89,26</text:p>
          </table:table-cell>
          <table:table-cell table:formula="of:=AVERAGE([.D401:.D450])" office:value-type="float" office:value="5.8" calcext:value-type="float">
            <text:p>5,8</text:p>
          </table:table-cell>
          <table:table-cell table:number-columns-repeated="2"/>
          <table:table-cell table:formula="of:=AVERAGE([.G401:.G450])" office:value-type="float" office:value="4857884.04" calcext:value-type="float">
            <text:p>4857884,04</text:p>
          </table:table-cell>
          <table:table-cell table:formula="of:=AVERAGE([.H401:.H450])" office:value-type="float" office:value="101.74" calcext:value-type="float">
            <text:p>101,74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588876.56" calcext:value-type="float">
            <text:p>3588876,56</text:p>
          </table:table-cell>
          <table:table-cell table:formula="of:=AVERAGE([.M401:.M450])" office:value-type="float" office:value="80.168" calcext:value-type="float">
            <text:p>80,168</text:p>
          </table:table-cell>
          <table:table-cell table:formula="of:=AVERAGE([.N401:.N450])"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2783761.73957324" calcext:value-type="float">
            <text:p>2783761,73957324</text:p>
          </table:table-cell>
          <table:table-cell table:formula="of:=STDEVP([.C401:.C450])" office:value-type="float" office:value="5.93326217185791" calcext:value-type="float">
            <text:p>5,93326217185791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065637.46940062" calcext:value-type="float">
            <text:p>2065637,46940062</text:p>
          </table:table-cell>
          <table:table-cell table:formula="of:=STDEVP([.H401:.H450])" office:value-type="float" office:value="0.890168523370716" calcext:value-type="float">
            <text:p>0,890168523370716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697393.45775161" calcext:value-type="float">
            <text:p>1697393,45775161</text:p>
          </table:table-cell>
          <table:table-cell table:formula="of:=STDEVP([.M401:.M450])" office:value-type="float" office:value="5.36978360830304" calcext:value-type="float">
            <text:p>5,36978360830304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513759.5" calcext:value-type="float">
            <text:p>2513759,5</text:p>
          </table:table-cell>
          <table:table-cell table:formula="of:=MEDIAN([.C351:.C400])" office:value-type="float" office:value="92.5" calcext:value-type="float">
            <text:p>92,5</text:p>
          </table:table-cell>
          <table:table-cell table:formula="of:=MEDIAN([.D351:.D400])" office:value-type="float" office:value="5.05" calcext:value-type="float">
            <text:p>5,05</text:p>
          </table:table-cell>
          <table:table-cell table:number-columns-repeated="2"/>
          <table:table-cell table:formula="of:=MEDIAN([.G351:.G400])" office:value-type="float" office:value="3943079" calcext:value-type="float">
            <text:p>3943079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388846" calcext:value-type="float">
            <text:p>2388846</text:p>
          </table:table-cell>
          <table:table-cell table:formula="of:=MEDIAN([.M351:.M400])" office:value-type="float" office:value="84" calcext:value-type="float">
            <text:p>84</text:p>
          </table:table-cell>
          <table:table-cell table:formula="of:=MEDIAN([.N351:.N400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680404.5" calcext:value-type="float">
            <text:p>2680404,5</text:p>
          </table:table-cell>
          <table:table-cell table:formula="of:=MEDIAN([.C401:.C450])" office:value-type="float" office:value="88.5" calcext:value-type="float">
            <text:p>88,5</text:p>
          </table:table-cell>
          <table:table-cell table:formula="of:=MEDIAN([.D401:.D450])" office:value-type="float" office:value="5.8" calcext:value-type="float">
            <text:p>5,8</text:p>
          </table:table-cell>
          <table:table-cell table:number-columns-repeated="2"/>
          <table:table-cell table:formula="of:=MEDIAN([.G401:.G450])" office:value-type="float" office:value="4072711.5" calcext:value-type="float">
            <text:p>4072711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4004053" calcext:value-type="float">
            <text:p>4004053</text:p>
          </table:table-cell>
          <table:table-cell table:formula="of:=MEDIAN([.M401:.M450])" office:value-type="float" office:value="80" calcext:value-type="float">
            <text:p>80</text:p>
          </table:table-cell>
          <table:table-cell table:formula="of:=MEDIAN([.N401:.N450])" office:value-type="float" office:value="10.6" calcext:value-type="float">
            <text:p>10,6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658963" calcext:value-type="float">
            <text:p>19658963</text:p>
          </table:table-cell>
          <table:table-cell office:value-type="float" office:value="253.3" calcext:value-type="float">
            <text:p>25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023755" calcext:value-type="float">
            <text:p>702375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11061825" calcext:value-type="float">
            <text:p>11061825</text:p>
          </table:table-cell>
          <table:table-cell office:value-type="float" office:value="280" calcext:value-type="float">
            <text:p>28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513" calcext:value-type="float">
            <text:p>2287513</text:p>
          </table:table-cell>
          <table:table-cell office:value-type="float" office:value="185" calcext:value-type="float">
            <text:p>18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690904" calcext:value-type="float">
            <text:p>56909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17879" calcext:value-type="float">
            <text:p>3017879</text:p>
          </table:table-cell>
          <table:table-cell office:value-type="float" office:value="225.7" calcext:value-type="float">
            <text:p>225,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4636" calcext:value-type="float">
            <text:p>3564636</text:p>
          </table:table-cell>
          <table:table-cell office:value-type="float" office:value="125" calcext:value-type="float">
            <text:p>1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0283" calcext:value-type="float">
            <text:p>52202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2474" calcext:value-type="float">
            <text:p>2732474</text:p>
          </table:table-cell>
          <table:table-cell office:value-type="float" office:value="153" calcext:value-type="float">
            <text:p>15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0458" calcext:value-type="float">
            <text:p>3620458</text:p>
          </table:table-cell>
          <table:table-cell office:value-type="float" office:value="186" calcext:value-type="float">
            <text:p>18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155451" calcext:value-type="float">
            <text:p>415545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5112" calcext:value-type="float">
            <text:p>2135112</text:p>
          </table:table-cell>
          <table:table-cell office:value-type="float" office:value="194" calcext:value-type="float">
            <text:p>19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6285" calcext:value-type="float">
            <text:p>3056285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491899" calcext:value-type="float">
            <text:p>64918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7626" calcext:value-type="float">
            <text:p>2617626</text:p>
          </table:table-cell>
          <table:table-cell office:value-type="float" office:value="139" calcext:value-type="float">
            <text:p>13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4188" calcext:value-type="float">
            <text:p>3214188</text:p>
          </table:table-cell>
          <table:table-cell office:value-type="float" office:value="121.8" calcext:value-type="float">
            <text:p>121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495592" calcext:value-type="float">
            <text:p>74955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4761" calcext:value-type="float">
            <text:p>2464761</text:p>
          </table:table-cell>
          <table:table-cell office:value-type="float" office:value="112" calcext:value-type="float">
            <text:p>1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0051" calcext:value-type="float">
            <text:p>3140051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017323" calcext:value-type="float">
            <text:p>60173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7652" calcext:value-type="float">
            <text:p>2447652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9281" calcext:value-type="float">
            <text:p>3229281</text:p>
          </table:table-cell>
          <table:table-cell office:value-type="float" office:value="106" calcext:value-type="float">
            <text:p>10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802823" calcext:value-type="float">
            <text:p>48028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9703" calcext:value-type="float">
            <text:p>1379703</text:p>
          </table:table-cell>
          <table:table-cell office:value-type="float" office:value="141" calcext:value-type="float">
            <text:p>14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2779" calcext:value-type="float">
            <text:p>3492779</text:p>
          </table:table-cell>
          <table:table-cell office:value-type="float" office:value="103" calcext:value-type="float">
            <text:p>10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261400" calcext:value-type="float">
            <text:p>726140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7906" calcext:value-type="float">
            <text:p>1327906</text:p>
          </table:table-cell>
          <table:table-cell office:value-type="float" office:value="136" calcext:value-type="float">
            <text:p>136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0518" calcext:value-type="float">
            <text:p>4230518</text:p>
          </table:table-cell>
          <table:table-cell office:value-type="float" office:value="102" calcext:value-type="float">
            <text:p>10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570262" calcext:value-type="float">
            <text:p>45702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6990" calcext:value-type="float">
            <text:p>1436990</text:p>
          </table:table-cell>
          <table:table-cell office:value-type="float" office:value="146.5" calcext:value-type="float">
            <text:p>146,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4930" calcext:value-type="float">
            <text:p>2484930</text:p>
          </table:table-cell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971319" calcext:value-type="float">
            <text:p>39713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9760" calcext:value-type="float">
            <text:p>1459760</text:p>
          </table:table-cell>
          <table:table-cell office:value-type="float" office:value="138" calcext:value-type="float">
            <text:p>13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1341" calcext:value-type="float">
            <text:p>160134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594427" calcext:value-type="float">
            <text:p>459442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3166" calcext:value-type="float">
            <text:p>150316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6471" calcext:value-type="float">
            <text:p>154647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90270" calcext:value-type="float">
            <text:p>4390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7905" calcext:value-type="float">
            <text:p>1537905</text:p>
          </table:table-cell>
          <table:table-cell office:value-type="float" office:value="134" calcext:value-type="float">
            <text:p>13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3837" calcext:value-type="float">
            <text:p>260383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09486" calcext:value-type="float">
            <text:p>370948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314" calcext:value-type="float">
            <text:p>1496314</text:p>
          </table:table-cell>
          <table:table-cell office:value-type="float" office:value="120" calcext:value-type="float">
            <text:p>12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635" calcext:value-type="float">
            <text:p>1613635</text:p>
          </table:table-cell>
          <table:table-cell office:value-type="float" office:value="131" calcext:value-type="float">
            <text:p>13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437011" calcext:value-type="float">
            <text:p>34370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6575" calcext:value-type="float">
            <text:p>1316575</text:p>
          </table:table-cell>
          <table:table-cell office:value-type="float" office:value="127" calcext:value-type="float">
            <text:p>12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6959" calcext:value-type="float">
            <text:p>1556959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902231" calcext:value-type="float">
            <text:p>490223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9542" calcext:value-type="float">
            <text:p>2539542</text:p>
          </table:table-cell>
          <table:table-cell office:value-type="float" office:value="110" calcext:value-type="float">
            <text:p>110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6852" calcext:value-type="float">
            <text:p>1506852</text:p>
          </table:table-cell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953920" calcext:value-type="float">
            <text:p>595392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161" calcext:value-type="float">
            <text:p>1383161</text:p>
          </table:table-cell>
          <table:table-cell office:value-type="float" office:value="117" calcext:value-type="float">
            <text:p>117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032" calcext:value-type="float">
            <text:p>1476032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00961" calcext:value-type="float">
            <text:p>700096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465" calcext:value-type="float">
            <text:p>2306465</text:p>
          </table:table-cell>
          <table:table-cell office:value-type="float" office:value="114" calcext:value-type="float">
            <text:p>11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0805" calcext:value-type="float">
            <text:p>1510805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741970" calcext:value-type="float">
            <text:p>37419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178" calcext:value-type="float">
            <text:p>2291178</text:p>
          </table:table-cell>
          <table:table-cell office:value-type="float" office:value="125.7" calcext:value-type="float">
            <text:p>125,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8438" calcext:value-type="float">
            <text:p>1468438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18069" calcext:value-type="float">
            <text:p>35180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071" calcext:value-type="float">
            <text:p>2271071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495" calcext:value-type="float">
            <text:p>1614495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86085" calcext:value-type="float">
            <text:p>388608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019" calcext:value-type="float">
            <text:p>2271019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4405" calcext:value-type="float">
            <text:p>3144405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956694" calcext:value-type="float">
            <text:p>395669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9707" calcext:value-type="float">
            <text:p>1439707</text:p>
          </table:table-cell>
          <table:table-cell office:value-type="float" office:value="125" calcext:value-type="float">
            <text:p>12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8434" calcext:value-type="float">
            <text:p>1518434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97498" calcext:value-type="float">
            <text:p>3797498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1611" calcext:value-type="float">
            <text:p>1441611</text:p>
          </table:table-cell>
          <table:table-cell office:value-type="float" office:value="118" calcext:value-type="float">
            <text:p>1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0319" calcext:value-type="float">
            <text:p>2050319</text:p>
          </table:table-cell>
          <table:table-cell office:value-type="float" office:value="109" calcext:value-type="float">
            <text:p>10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386954" calcext:value-type="float">
            <text:p>53869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262" calcext:value-type="float">
            <text:p>1393262</text:p>
          </table:table-cell>
          <table:table-cell office:value-type="float" office:value="117" calcext:value-type="float">
            <text:p>1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7997" calcext:value-type="float">
            <text:p>1517997</text:p>
          </table:table-cell>
          <table:table-cell office:value-type="float" office:value="103" calcext:value-type="float">
            <text:p>10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637042" calcext:value-type="float">
            <text:p>663704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5353" calcext:value-type="float">
            <text:p>1345353</text:p>
          </table:table-cell>
          <table:table-cell office:value-type="float" office:value="125" calcext:value-type="float">
            <text:p>12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1095" calcext:value-type="float">
            <text:p>1561095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53646" calcext:value-type="float">
            <text:p>70536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1867" calcext:value-type="float">
            <text:p>1341867</text:p>
          </table:table-cell>
          <table:table-cell office:value-type="float" office:value="122" calcext:value-type="float">
            <text:p>1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1173" calcext:value-type="float">
            <text:p>2651173</text:p>
          </table:table-cell>
          <table:table-cell office:value-type="float" office:value="107" calcext:value-type="float">
            <text:p>10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05121" calcext:value-type="float">
            <text:p>350512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3059" calcext:value-type="float">
            <text:p>2553059</text:p>
          </table:table-cell>
          <table:table-cell office:value-type="float" office:value="112" calcext:value-type="float">
            <text:p>11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9653" calcext:value-type="float">
            <text:p>1809653</text:p>
          </table:table-cell>
          <table:table-cell office:value-type="float" office:value="105" calcext:value-type="float">
            <text:p>10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04858" calcext:value-type="float">
            <text:p>35048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272" calcext:value-type="float">
            <text:p>2288272</text:p>
          </table:table-cell>
          <table:table-cell office:value-type="float" office:value="120.8" calcext:value-type="float">
            <text:p>120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631" calcext:value-type="float">
            <text:p>3091631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62411" calcext:value-type="float">
            <text:p>38624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013" calcext:value-type="float">
            <text:p>2310013</text:p>
          </table:table-cell>
          <table:table-cell office:value-type="float" office:value="115" calcext:value-type="float">
            <text:p>11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7660" calcext:value-type="float">
            <text:p>1517660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716565" calcext:value-type="float">
            <text:p>67165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3126" calcext:value-type="float">
            <text:p>2283126</text:p>
          </table:table-cell>
          <table:table-cell office:value-type="float" office:value="117" calcext:value-type="float">
            <text:p>1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614" calcext:value-type="float">
            <text:p>1713614</text:p>
          </table:table-cell>
          <table:table-cell office:value-type="float" office:value="111.9" calcext:value-type="float">
            <text:p>111,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82933" calcext:value-type="float">
            <text:p>35829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7902" calcext:value-type="float">
            <text:p>1397902</text:p>
          </table:table-cell>
          <table:table-cell office:value-type="float" office:value="123" calcext:value-type="float">
            <text:p>12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0666" calcext:value-type="float">
            <text:p>2660666</text:p>
          </table:table-cell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782214" calcext:value-type="float">
            <text:p>37822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7669" calcext:value-type="float">
            <text:p>1507669</text:p>
          </table:table-cell>
          <table:table-cell office:value-type="float" office:value="111" calcext:value-type="float">
            <text:p>11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8562" calcext:value-type="float">
            <text:p>167856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49966" calcext:value-type="float">
            <text:p>35499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241" calcext:value-type="float">
            <text:p>2310241</text:p>
          </table:table-cell>
          <table:table-cell office:value-type="float" office:value="115" calcext:value-type="float">
            <text:p>11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4975" calcext:value-type="float">
            <text:p>1604975</text:p>
          </table:table-cell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14784" calcext:value-type="float">
            <text:p>37147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698" calcext:value-type="float">
            <text:p>1383698</text:p>
          </table:table-cell>
          <table:table-cell office:value-type="float" office:value="113" calcext:value-type="float">
            <text:p>11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7517" calcext:value-type="float">
            <text:p>2667517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29106" calcext:value-type="float">
            <text:p>39291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8860" calcext:value-type="float">
            <text:p>2408860</text:p>
          </table:table-cell>
          <table:table-cell office:value-type="float" office:value="115" calcext:value-type="float">
            <text:p>11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7115" calcext:value-type="float">
            <text:p>1597115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83733" calcext:value-type="float">
            <text:p>39837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4409" calcext:value-type="float">
            <text:p>1604409</text:p>
          </table:table-cell>
          <table:table-cell office:value-type="float" office:value="123.8" calcext:value-type="float">
            <text:p>123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9697" calcext:value-type="float">
            <text:p>1769697</text:p>
          </table:table-cell>
          <table:table-cell office:value-type="float" office:value="104" calcext:value-type="float">
            <text:p>10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74948" calcext:value-type="float">
            <text:p>36749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275" calcext:value-type="float">
            <text:p>1393275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794" calcext:value-type="float">
            <text:p>2221794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220171" calcext:value-type="float">
            <text:p>722017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131" calcext:value-type="float">
            <text:p>2342131</text:p>
          </table:table-cell>
          <table:table-cell office:value-type="float" office:value="130" calcext:value-type="float">
            <text:p>13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8826" calcext:value-type="float">
            <text:p>1708826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565159" calcext:value-type="float">
            <text:p>55651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566" calcext:value-type="float">
            <text:p>2312566</text:p>
          </table:table-cell>
          <table:table-cell office:value-type="float" office:value="125" calcext:value-type="float">
            <text:p>12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7980" calcext:value-type="float">
            <text:p>2517980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780967" calcext:value-type="float">
            <text:p>37809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211" calcext:value-type="float">
            <text:p>1519211</text:p>
          </table:table-cell>
          <table:table-cell office:value-type="float" office:value="134" calcext:value-type="float">
            <text:p>13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986" calcext:value-type="float">
            <text:p>2213986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149782" calcext:value-type="float">
            <text:p>714978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526" calcext:value-type="float">
            <text:p>2291526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1684" calcext:value-type="float">
            <text:p>1851684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535731" calcext:value-type="float">
            <text:p>55357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2048" calcext:value-type="float">
            <text:p>2222048</text:p>
          </table:table-cell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0367" calcext:value-type="float">
            <text:p>1710367</text:p>
          </table:table-cell>
          <table:table-cell office:value-type="float" office:value="103" calcext:value-type="float">
            <text:p>10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530939" calcext:value-type="float">
            <text:p>553093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5871" calcext:value-type="float">
            <text:p>2225871</text:p>
          </table:table-cell>
          <table:table-cell office:value-type="float" office:value="113" calcext:value-type="float">
            <text:p>11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9308" calcext:value-type="float">
            <text:p>1659308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921640" calcext:value-type="float">
            <text:p>69216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4963" calcext:value-type="float">
            <text:p>2364963</text:p>
          </table:table-cell>
          <table:table-cell office:value-type="float" office:value="113.9" calcext:value-type="float">
            <text:p>113,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7586" calcext:value-type="float">
            <text:p>1497586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57573" calcext:value-type="float">
            <text:p>355757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097" calcext:value-type="float">
            <text:p>1496097</text:p>
          </table:table-cell>
          <table:table-cell office:value-type="float" office:value="114" calcext:value-type="float">
            <text:p>11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6904" calcext:value-type="float">
            <text:p>2576904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06971" calcext:value-type="float">
            <text:p>350697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348" calcext:value-type="float">
            <text:p>1471348</text:p>
          </table:table-cell>
          <table:table-cell office:value-type="float" office:value="116" calcext:value-type="float">
            <text:p>11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1205" calcext:value-type="float">
            <text:p>2571205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80637" calcext:value-type="float">
            <text:p>358063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419" calcext:value-type="float">
            <text:p>1443419</text:p>
          </table:table-cell>
          <table:table-cell office:value-type="float" office:value="114" calcext:value-type="float">
            <text:p>11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4910" calcext:value-type="float">
            <text:p>1794910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19473" calcext:value-type="float">
            <text:p>3519473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3648" calcext:value-type="float">
            <text:p>2403648</text:p>
          </table:table-cell>
          <table:table-cell office:value-type="float" office:value="111" calcext:value-type="float">
            <text:p>11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8968" calcext:value-type="float">
            <text:p>1668968</text:p>
          </table:table-cell>
          <table:table-cell office:value-type="float" office:value="103" calcext:value-type="float">
            <text:p>103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484637" calcext:value-type="float">
            <text:p>34846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0510" calcext:value-type="float">
            <text:p>1550510</text:p>
          </table:table-cell>
          <table:table-cell office:value-type="float" office:value="107" calcext:value-type="float">
            <text:p>10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1479" calcext:value-type="float">
            <text:p>1691479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70007" calcext:value-type="float">
            <text:p>367000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925" calcext:value-type="float">
            <text:p>2332925</text:p>
          </table:table-cell>
          <table:table-cell office:value-type="float" office:value="110" calcext:value-type="float">
            <text:p>11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4789" calcext:value-type="float">
            <text:p>2604789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071773" calcext:value-type="float">
            <text:p>707177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5458" calcext:value-type="float">
            <text:p>2375458</text:p>
          </table:table-cell>
          <table:table-cell office:value-type="float" office:value="112.9" calcext:value-type="float">
            <text:p>112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648" calcext:value-type="float">
            <text:p>1713648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569112" calcext:value-type="float">
            <text:p>35691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47" calcext:value-type="float">
            <text:p>2302147</text:p>
          </table:table-cell>
          <table:table-cell office:value-type="float" office:value="121" calcext:value-type="float">
            <text:p>1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0763" calcext:value-type="float">
            <text:p>2680763</text:p>
          </table:table-cell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442970" calcext:value-type="float">
            <text:p>34429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4418" calcext:value-type="float">
            <text:p>1344418</text:p>
          </table:table-cell>
          <table:table-cell office:value-type="float" office:value="119" calcext:value-type="float">
            <text:p>1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8860" calcext:value-type="float">
            <text:p>3298860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581191" calcext:value-type="float">
            <text:p>358119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366" calcext:value-type="float">
            <text:p>1443366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5269" calcext:value-type="float">
            <text:p>1555269</text:p>
          </table:table-cell>
          <table:table-cell office:value-type="float" office:value="103" calcext:value-type="float">
            <text:p>103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990547" calcext:value-type="float">
            <text:p>39905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3160" calcext:value-type="float">
            <text:p>1533160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231" calcext:value-type="float">
            <text:p>3040231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21712" calcext:value-type="float">
            <text:p>37217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3053" calcext:value-type="float">
            <text:p>1463053</text:p>
          </table:table-cell>
          <table:table-cell office:value-type="float" office:value="119" calcext:value-type="float">
            <text:p>1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5476" calcext:value-type="float">
            <text:p>3755476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63006" calcext:value-type="float">
            <text:p>37630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6402" calcext:value-type="float">
            <text:p>2516402</text:p>
          </table:table-cell>
          <table:table-cell office:value-type="float" office:value="114" calcext:value-type="float">
            <text:p>11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1576" calcext:value-type="float">
            <text:p>2161576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571919" calcext:value-type="float">
            <text:p>4571919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926" calcext:value-type="float">
            <text:p>2361926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6163" calcext:value-type="float">
            <text:p>300616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06788" calcext:value-type="float">
            <text:p>370678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6960" calcext:value-type="float">
            <text:p>1366960</text:p>
          </table:table-cell>
          <table:table-cell office:value-type="float" office:value="115" calcext:value-type="float">
            <text:p>11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8578" calcext:value-type="float">
            <text:p>238857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16464" calcext:value-type="float">
            <text:p>37164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7076" calcext:value-type="float">
            <text:p>1417076</text:p>
          </table:table-cell>
          <table:table-cell office:value-type="float" office:value="112.9" calcext:value-type="float">
            <text:p>112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3699" calcext:value-type="float">
            <text:p>1563699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40211" calcext:value-type="float">
            <text:p>354021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077" calcext:value-type="float">
            <text:p>2346077</text:p>
          </table:table-cell>
          <table:table-cell office:value-type="float" office:value="111" calcext:value-type="float">
            <text:p>11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6293" calcext:value-type="float">
            <text:p>312629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84467" calcext:value-type="float">
            <text:p>368446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846" calcext:value-type="float">
            <text:p>2346846</text:p>
          </table:table-cell>
          <table:table-cell office:value-type="float" office:value="112" calcext:value-type="float">
            <text:p>11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7339" calcext:value-type="float">
            <text:p>1877339</text:p>
          </table:table-cell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473358" calcext:value-type="float">
            <text:p>347335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7119" calcext:value-type="float">
            <text:p>2277119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5992" calcext:value-type="float">
            <text:p>1525992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139585" calcext:value-type="float">
            <text:p>41395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377" calcext:value-type="float">
            <text:p>1393377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5775" calcext:value-type="float">
            <text:p>1505775</text:p>
          </table:table-cell>
          <table:table-cell office:value-type="float" office:value="102" calcext:value-type="float">
            <text:p>10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497475" calcext:value-type="float">
            <text:p>349747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2204" calcext:value-type="float">
            <text:p>1362204</text:p>
          </table:table-cell>
          <table:table-cell office:value-type="float" office:value="132" calcext:value-type="float">
            <text:p>13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7621" calcext:value-type="float">
            <text:p>1507621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495927" calcext:value-type="float">
            <text:p>34959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648" calcext:value-type="float">
            <text:p>1332648</text:p>
          </table:table-cell>
          <table:table-cell office:value-type="float" office:value="106" calcext:value-type="float">
            <text:p>10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0571" calcext:value-type="float">
            <text:p>1990571</text:p>
          </table:table-cell>
          <table:table-cell office:value-type="float" office:value="101" calcext:value-type="float">
            <text:p>10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718375" calcext:value-type="float">
            <text:p>371837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3942" calcext:value-type="float">
            <text:p>1483942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3652" calcext:value-type="float">
            <text:p>2723652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872955" calcext:value-type="float">
            <text:p>38729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968" calcext:value-type="float">
            <text:p>1368968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3325" calcext:value-type="float">
            <text:p>2663325</text:p>
          </table:table-cell>
          <table:table-cell office:value-type="float" office:value="104" calcext:value-type="float">
            <text:p>10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63254" calcext:value-type="float">
            <text:p>3463254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0430" calcext:value-type="float">
            <text:p>1480430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366" calcext:value-type="float">
            <text:p>1590366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943574" calcext:value-type="float">
            <text:p>39435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5084" calcext:value-type="float">
            <text:p>1395084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559" calcext:value-type="float">
            <text:p>1591559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516959" calcext:value-type="float">
            <text:p>35169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6392" calcext:value-type="float">
            <text:p>1346392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277" calcext:value-type="float">
            <text:p>2641277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495320" calcext:value-type="float">
            <text:p>349532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8253" calcext:value-type="float">
            <text:p>2278253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6415" calcext:value-type="float">
            <text:p>1576415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560109" calcext:value-type="float">
            <text:p>656010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18992" calcext:value-type="float">
            <text:p>3918992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6793" calcext:value-type="float">
            <text:p>1516793</text:p>
          </table:table-cell>
          <table:table-cell office:value-type="float" office:value="101" calcext:value-type="float">
            <text:p>10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592152" calcext:value-type="float">
            <text:p>35921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382" calcext:value-type="float">
            <text:p>1383382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4720" calcext:value-type="float">
            <text:p>2664720</text:p>
          </table:table-cell>
          <table:table-cell office:value-type="float" office:value="104" calcext:value-type="float">
            <text:p>10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512654" calcext:value-type="float">
            <text:p>3512654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738" calcext:value-type="float">
            <text:p>1374738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3811" calcext:value-type="float">
            <text:p>2693811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614837" calcext:value-type="float">
            <text:p>36148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1103" calcext:value-type="float">
            <text:p>1611103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3816" calcext:value-type="float">
            <text:p>1973816</text:p>
          </table:table-cell>
          <table:table-cell office:value-type="float" office:value="108" calcext:value-type="float">
            <text:p>10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394312" calcext:value-type="float">
            <text:p>33943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00271" calcext:value-type="float">
            <text:p>1700271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8853" calcext:value-type="float">
            <text:p>2028853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551176" calcext:value-type="float">
            <text:p>35511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2706" calcext:value-type="float">
            <text:p>2382706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188" calcext:value-type="float">
            <text:p>1545188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338761" calcext:value-type="float">
            <text:p>333876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5708" calcext:value-type="float">
            <text:p>1555708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4215" calcext:value-type="float">
            <text:p>1494215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68363" calcext:value-type="float">
            <text:p>67683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5719" calcext:value-type="float">
            <text:p>1335719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2846" calcext:value-type="float">
            <text:p>1812846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768348" calcext:value-type="float">
            <text:p>37683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0771" calcext:value-type="float">
            <text:p>1400771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7872" calcext:value-type="float">
            <text:p>1647872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671649" calcext:value-type="float">
            <text:p>367164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588" calcext:value-type="float">
            <text:p>2319588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1571" calcext:value-type="float">
            <text:p>2891571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593315" calcext:value-type="float">
            <text:p>35933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6187" calcext:value-type="float">
            <text:p>1336187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1561" calcext:value-type="float">
            <text:p>2661561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609572" calcext:value-type="float">
            <text:p>360957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900" calcext:value-type="float">
            <text:p>1420900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0324" calcext:value-type="float">
            <text:p>1850324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23994" calcext:value-type="float">
            <text:p>352399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1967" calcext:value-type="float">
            <text:p>1451967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7959" calcext:value-type="float">
            <text:p>2707959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277497" calcext:value-type="float">
            <text:p>327749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4887" calcext:value-type="float">
            <text:p>1404887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5221" calcext:value-type="float">
            <text:p>2625221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844754" calcext:value-type="float">
            <text:p>38447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0121" calcext:value-type="float">
            <text:p>1470121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4150" calcext:value-type="float">
            <text:p>2524150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38900" calcext:value-type="float">
            <text:p>373890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585" calcext:value-type="float">
            <text:p>1339585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8277" calcext:value-type="float">
            <text:p>1838277</text:p>
          </table:table-cell>
          <table:table-cell office:value-type="float" office:value="99" calcext:value-type="float">
            <text:p>9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796721" calcext:value-type="float">
            <text:p>679672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338" calcext:value-type="float">
            <text:p>2274338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2379" calcext:value-type="float">
            <text:p>2602379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13845" calcext:value-type="float">
            <text:p>35138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3258" calcext:value-type="float">
            <text:p>1463258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4576" calcext:value-type="float">
            <text:p>2644576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99470" calcext:value-type="float">
            <text:p>34994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5787" calcext:value-type="float">
            <text:p>1465787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5999" calcext:value-type="float">
            <text:p>1505999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73167" calcext:value-type="float">
            <text:p>357316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1526" calcext:value-type="float">
            <text:p>1361526</text:p>
          </table:table-cell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6315" calcext:value-type="float">
            <text:p>2576315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22965" calcext:value-type="float">
            <text:p>352296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2339" calcext:value-type="float">
            <text:p>2402339</text:p>
          </table:table-cell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2555" calcext:value-type="float">
            <text:p>2552555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55140" calcext:value-type="float">
            <text:p>355514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7485" calcext:value-type="float">
            <text:p>1527485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4628" calcext:value-type="float">
            <text:p>2654628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464795" calcext:value-type="float">
            <text:p>546479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519" calcext:value-type="float">
            <text:p>1339519</text:p>
          </table:table-cell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7056" calcext:value-type="float">
            <text:p>1497056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44778" calcext:value-type="float">
            <text:p>37447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772" calcext:value-type="float">
            <text:p>2289772</text:p>
          </table:table-cell>
          <table:table-cell office:value-type="float" office:value="106" calcext:value-type="float">
            <text:p>10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0495" calcext:value-type="float">
            <text:p>1480495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522088" calcext:value-type="float">
            <text:p>65220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118" calcext:value-type="float">
            <text:p>224711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113" calcext:value-type="float">
            <text:p>2560113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074259" calcext:value-type="float">
            <text:p>4074259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0271" calcext:value-type="float">
            <text:p>1340271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1479" calcext:value-type="float">
            <text:p>1501479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455863" calcext:value-type="float">
            <text:p>34558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2080" calcext:value-type="float">
            <text:p>142208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9568" calcext:value-type="float">
            <text:p>1489568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502866" calcext:value-type="float">
            <text:p>350286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5632" calcext:value-type="float">
            <text:p>145563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363495.54" calcext:value-type="float">
            <text:p>2363495,54</text:p>
          </table:table-cell>
          <table:table-cell table:formula="of:=AVERAGE([.C466:.C565])" office:value-type="float" office:value="107.67" calcext:value-type="float">
            <text:p>107,67</text:p>
          </table:table-cell>
          <table:table-cell table:formula="of:=AVERAGE([.D466:.D565])" office:value-type="float" office:value="4.471" calcext:value-type="float">
            <text:p>4,471</text:p>
          </table:table-cell>
          <table:table-cell table:number-columns-repeated="2"/>
          <table:table-cell table:formula="of:=AVERAGE([.G466:.G565])" office:value-type="float" office:value="4410608.93" calcext:value-type="float">
            <text:p>4410608,93</text:p>
          </table:table-cell>
          <table:table-cell table:formula="of:=AVERAGE([.H466:.H565])" office:value-type="float" office:value="102.04" calcext:value-type="float">
            <text:p>102,04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1919077.27" calcext:value-type="float">
            <text:p>1919077,27</text:p>
          </table:table-cell>
          <table:table-cell table:formula="of:=AVERAGE([.M466:.M565])" office:value-type="float" office:value="118.442" calcext:value-type="float">
            <text:p>118,442</text:p>
          </table:table-cell>
          <table:table-cell table:formula="of:=AVERAGE([.N466:.N565])" office:value-type="float" office:value="7.79800000000001" calcext:value-type="float">
            <text:p>7,79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859816.22796282" calcext:value-type="float">
            <text:p>1859816,22796282</text:p>
          </table:table-cell>
          <table:table-cell table:formula="of:=STDEVP([.C466:.C565])" office:value-type="float" office:value="19.2901140483928" calcext:value-type="float">
            <text:p>19,2901140483928</text:p>
          </table:table-cell>
          <table:table-cell table:formula="of:=STDEVP([.D466:.D565])" office:value-type="float" office:value="1.16019782795866" calcext:value-type="float">
            <text:p>1,16019782795866</text:p>
          </table:table-cell>
          <table:table-cell table:number-columns-repeated="2"/>
          <table:table-cell table:formula="of:=STDEVP([.G466:.G565])" office:value-type="float" office:value="1254871.95690329" calcext:value-type="float">
            <text:p>1254871,95690329</text:p>
          </table:table-cell>
          <table:table-cell table:formula="of:=STDEVP([.H466:.H565])" office:value-type="float" office:value="1.12178429299041" calcext:value-type="float">
            <text:p>1,12178429299041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053026.49112697" calcext:value-type="float">
            <text:p>1053026,49112697</text:p>
          </table:table-cell>
          <table:table-cell table:formula="of:=STDEVP([.M466:.M565])" office:value-type="float" office:value="24.1622854051516" calcext:value-type="float">
            <text:p>24,1622854051516</text:p>
          </table:table-cell>
          <table:table-cell table:formula="of:=STDEVP([.N466:.N565])" office:value-type="float" office:value="0.995989959788752" calcext:value-type="float">
            <text:p>0,995989959788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982193.5" calcext:value-type="float">
            <text:p>1982193,5</text:p>
          </table:table-cell>
          <table:table-cell table:formula="of:=MEDIAN([.C466:.C565])" office:value-type="float" office:value="103.5" calcext:value-type="float">
            <text:p>103,5</text:p>
          </table:table-cell>
          <table:table-cell table:formula="of:=MEDIAN([.D466:.D565])" office:value-type="float" office:value="4.7" calcext:value-type="float">
            <text:p>4,7</text:p>
          </table:table-cell>
          <table:table-cell table:number-columns-repeated="2"/>
          <table:table-cell table:formula="of:=MEDIAN([.G466:.G565])" office:value-type="float" office:value="3743374" calcext:value-type="float">
            <text:p>3743374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1513440" calcext:value-type="float">
            <text:p>1513440</text:p>
          </table:table-cell>
          <table:table-cell table:formula="of:=MEDIAN([.M466:.M565])" office:value-type="float" office:value="113" calcext:value-type="float">
            <text:p>113</text:p>
          </table:table-cell>
          <table:table-cell table:formula="of:=MEDIAN([.N466:.N565])"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534359.54" calcext:value-type="float">
            <text:p>2534359,54</text:p>
          </table:table-cell>
          <table:table-cell table:formula="of:=AVERAGE([.C466:.C515])" office:value-type="float" office:value="113.18" calcext:value-type="float">
            <text:p>113,18</text:p>
          </table:table-cell>
          <table:table-cell table:formula="of:=AVERAGE([.D466:.D515])" office:value-type="float" office:value="3.522" calcext:value-type="float">
            <text:p>3,522</text:p>
          </table:table-cell>
          <table:table-cell table:number-columns-repeated="2"/>
          <table:table-cell table:formula="of:=AVERAGE([.G466:.G515])" office:value-type="float" office:value="4829952.02" calcext:value-type="float">
            <text:p>4829952,02</text:p>
          </table:table-cell>
          <table:table-cell table:formula="of:=AVERAGE([.H466:.H515])" office:value-type="float" office:value="101.48" calcext:value-type="float">
            <text:p>101,48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2107533.42" calcext:value-type="float">
            <text:p>2107533,42</text:p>
          </table:table-cell>
          <table:table-cell table:formula="of:=AVERAGE([.M466:.M515])" office:value-type="float" office:value="129.208" calcext:value-type="float">
            <text:p>129,208</text:p>
          </table:table-cell>
          <table:table-cell table:formula="of:=AVERAGE([.N466:.N515])" office:value-type="float" office:value="7.48" calcext:value-type="float">
            <text:p>7,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192631.54" calcext:value-type="float">
            <text:p>2192631,54</text:p>
          </table:table-cell>
          <table:table-cell table:formula="of:=AVERAGE([.C516:.C565])" office:value-type="float" office:value="102.16" calcext:value-type="float">
            <text:p>102,16</text:p>
          </table:table-cell>
          <table:table-cell table:formula="of:=AVERAGE([.D516:.D565])" office:value-type="float" office:value="5.42" calcext:value-type="float">
            <text:p>5,42</text:p>
          </table:table-cell>
          <table:table-cell table:number-columns-repeated="2"/>
          <table:table-cell table:formula="of:=AVERAGE([.G516:.G565])" office:value-type="float" office:value="3991265.84" calcext:value-type="float">
            <text:p>3991265,84</text:p>
          </table:table-cell>
          <table:table-cell table:formula="of:=AVERAGE([.H516:.H565])" office:value-type="float" office:value="102.6" calcext:value-type="float">
            <text:p>102,6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1730621.12" calcext:value-type="float">
            <text:p>1730621,12</text:p>
          </table:table-cell>
          <table:table-cell table:formula="of:=AVERAGE([.M516:.M565])" office:value-type="float" office:value="107.676" calcext:value-type="float">
            <text:p>107,676</text:p>
          </table:table-cell>
          <table:table-cell table:formula="of:=AVERAGE([.N516:.N565])" office:value-type="float" office:value="8.116" calcext:value-type="float">
            <text:p>8,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600502.661813991" calcext:value-type="float">
            <text:p>600502,661813991</text:p>
          </table:table-cell>
          <table:table-cell table:formula="of:=STDEVP([.C516:.C565])" office:value-type="float" office:value="2.1941741043044" calcext:value-type="float">
            <text:p>2,1941741043044</text:p>
          </table:table-cell>
          <table:table-cell table:formula="of:=STDEVP([.D516:.D565])" office:value-type="float" office:value="0.36" calcext:value-type="float">
            <text:p>0,36</text:p>
          </table:table-cell>
          <table:table-cell table:number-columns-repeated="2"/>
          <table:table-cell table:formula="of:=STDEVP([.G516:.G565])" office:value-type="float" office:value="978285.961962746" calcext:value-type="float">
            <text:p>978285,961962746</text:p>
          </table:table-cell>
          <table:table-cell table:formula="of:=STDEVP([.H516:.H565])" office:value-type="float" office:value="0.692820323027551" calcext:value-type="float">
            <text:p>0,692820323027551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519750.588641153" calcext:value-type="float">
            <text:p>519750,588641153</text:p>
          </table:table-cell>
          <table:table-cell table:formula="of:=STDEVP([.M516:.M565])" office:value-type="float" office:value="5.8868857641371" calcext:value-type="float">
            <text:p>5,8868857641371</text:p>
          </table:table-cell>
          <table:table-cell table:formula="of:=STDEVP([.N516:.N565])" office:value-type="float" office:value="0.054258639865002" calcext:value-type="float">
            <text:p>0,054258639865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802281.5" calcext:value-type="float">
            <text:p>1802281,5</text:p>
          </table:table-cell>
          <table:table-cell table:formula="of:=MEDIAN([.C466:.C515])" office:value-type="float" office:value="105" calcext:value-type="float">
            <text:p>105</text:p>
          </table:table-cell>
          <table:table-cell table:formula="of:=MEDIAN([.D466:.D515])" office:value-type="float" office:value="3.7" calcext:value-type="float">
            <text:p>3,7</text:p>
          </table:table-cell>
          <table:table-cell table:number-columns-repeated="2"/>
          <table:table-cell table:formula="of:=MEDIAN([.G466:.G515])" office:value-type="float" office:value="4069592" calcext:value-type="float">
            <text:p>4069592</text:p>
          </table:table-cell>
          <table:table-cell table:formula="of:=MEDIAN([.H466:.H515])" office:value-type="float" office:value="102" calcext:value-type="float">
            <text:p>102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2178580" calcext:value-type="float">
            <text:p>2178580</text:p>
          </table:table-cell>
          <table:table-cell table:formula="of:=MEDIAN([.M466:.M515])" office:value-type="float" office:value="119" calcext:value-type="float">
            <text:p>119</text:p>
          </table:table-cell>
          <table:table-cell table:formula="of:=MEDIAN([.N466:.N515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095214.5" calcext:value-type="float">
            <text:p>2095214,5</text:p>
          </table:table-cell>
          <table:table-cell table:formula="of:=MEDIAN([.C516:.C565])" office:value-type="float" office:value="103" calcext:value-type="float">
            <text:p>103</text:p>
          </table:table-cell>
          <table:table-cell table:formula="of:=MEDIAN([.D516:.D565])" office:value-type="float" office:value="5.5" calcext:value-type="float">
            <text:p>5,5</text:p>
          </table:table-cell>
          <table:table-cell table:number-columns-repeated="2"/>
          <table:table-cell table:formula="of:=MEDIAN([.G516:.G565])" office:value-type="float" office:value="3601443.5" calcext:value-type="float">
            <text:p>3601443,5</text:p>
          </table:table-cell>
          <table:table-cell table:formula="of:=MEDIAN([.H516:.H565])" office:value-type="float" office:value="103" calcext:value-type="float">
            <text:p>103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1463155.5" calcext:value-type="float">
            <text:p>1463155,5</text:p>
          </table:table-cell>
          <table:table-cell table:formula="of:=MEDIAN([.M516:.M565])" office:value-type="float" office:value="105" calcext:value-type="float">
            <text:p>105</text:p>
          </table:table-cell>
          <table:table-cell table:formula="of:=MEDIAN([.N516:.N565])" office:value-type="float" office:value="8.1" calcext:value-type="float">
            <text:p>8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6:17.0723385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1M2S</meta:editing-duration>
    <meta:editing-cycles>26</meta:editing-cycles>
    <meta:generator>LibreOffice/6.0.7.3$Linux_X86_64 LibreOffice_project/00m0$Build-3</meta:generator>
    <dc:date>2020-10-20T14:26:36.649891745</dc:date>
    <meta:document-statistic meta:table-count="1" meta:cell-count="5126" meta:object-count="0"/>
  </office:meta>
</office:document-meta>
</file>